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file-entry manifest:full-path="Pictures/1000000000000259000003065C3945F6.png" manifest:media-type="image/png"/>
  <manifest:file-entry manifest:full-path="Pictures/10000000000002EF0000012F49AE5B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fo:font-weight="bold" officeooo:rsid="0083b0b8" officeooo:paragraph-rsid="0083b0b8" style:font-weight-asian="bold" style:font-weight-complex="bold"/>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P15" style:family="paragraph" style:parent-style-name="Standard">
      <style:text-properties fo:font-size="12pt" fo:font-weight="bold" officeooo:rsid="006f9863" officeooo:paragraph-rsid="006f9863" style:font-size-asian="12pt" style:font-weight-asian="bold" style:font-size-complex="12pt" style:font-weight-complex="bold"/>
    </style:style>
    <style:style style:name="P16" style:family="paragraph" style:parent-style-name="Standard">
      <style:text-properties fo:font-size="10pt" officeooo:rsid="006f9863" officeooo:paragraph-rsid="0085846d" style:font-size-asian="10pt" style:font-size-complex="10pt"/>
    </style:style>
    <style:style style:name="P17" style:family="paragraph" style:parent-style-name="Standard">
      <style:text-properties fo:font-size="12pt" fo:font-weight="bold" officeooo:rsid="008720c8" officeooo:paragraph-rsid="008720c8" style:font-size-asian="12pt" style:font-weight-asian="bold" style:font-size-complex="12pt" style:font-weight-complex="bold"/>
    </style:style>
    <style:style style:name="P18" style:family="paragraph" style:parent-style-name="Standard">
      <style:text-properties fo:font-size="10pt" officeooo:rsid="008720c8" officeooo:paragraph-rsid="008720c8" style:font-size-asian="10pt" style:font-size-complex="10pt"/>
    </style:style>
    <style:style style:name="P19" style:family="paragraph" style:parent-style-name="Standard">
      <style:text-properties fo:font-size="10pt" officeooo:rsid="008cac85" officeooo:paragraph-rsid="008cac85" style:font-size-asian="10pt" style:font-size-complex="10pt"/>
    </style:style>
    <style:style style:name="P20" style:family="paragraph" style:parent-style-name="Standard">
      <style:text-properties fo:font-size="10pt" officeooo:rsid="006f9863" officeooo:paragraph-rsid="008e1ab6" style:font-size-asian="10pt" style:font-size-complex="10pt"/>
    </style:style>
    <style:style style:name="P21" style:family="paragraph" style:parent-style-name="Standard">
      <style:text-properties fo:font-size="10pt" officeooo:rsid="0095f95c" officeooo:paragraph-rsid="0095f95c" style:font-size-asian="10pt" style:font-size-complex="10pt"/>
    </style:style>
    <style:style style:name="P22" style:family="paragraph" style:parent-style-name="Standard">
      <style:text-properties fo:font-size="10pt" fo:font-style="italic" officeooo:rsid="006f9863" officeooo:paragraph-rsid="006f9863" style:font-size-asian="10pt" style:font-style-asian="italic" style:font-size-complex="10pt" style:font-style-complex="italic"/>
    </style:style>
    <style:style style:name="P23" style:family="paragraph" style:parent-style-name="Standard">
      <style:text-properties fo:font-size="10pt" officeooo:rsid="00966ed7" officeooo:paragraph-rsid="00966ed7" style:font-size-asian="10pt" style:font-size-complex="10pt"/>
    </style:style>
    <style:style style:name="P24" style:family="paragraph" style:parent-style-name="Standard">
      <style:text-properties fo:font-size="10pt" officeooo:rsid="009768b8" officeooo:paragraph-rsid="009768b8" style:font-size-asian="10pt" style:font-size-complex="10pt"/>
    </style:style>
    <style:style style:name="P25" style:family="paragraph" style:parent-style-name="Standard">
      <style:text-properties fo:font-size="12pt" fo:font-weight="bold" officeooo:rsid="00966ed7" officeooo:paragraph-rsid="00966ed7" style:font-size-asian="12pt" style:font-weight-asian="bold" style:font-size-complex="12pt" style:font-weight-complex="bold"/>
    </style:style>
    <style:style style:name="P26" style:family="paragraph" style:parent-style-name="Standard">
      <style:text-properties fo:font-size="10pt" officeooo:rsid="009d7aea" officeooo:paragraph-rsid="009d7aea" style:font-size-asian="10pt" style:font-size-complex="10pt"/>
    </style:style>
    <style:style style:name="P27" style:family="paragraph" style:parent-style-name="Standard">
      <style:text-properties fo:font-size="10pt" officeooo:rsid="00a467c5" officeooo:paragraph-rsid="00a467c5" style:font-size-asian="10pt" style:font-size-complex="10pt"/>
    </style:style>
    <style:style style:name="P28" style:family="paragraph" style:parent-style-name="Standard">
      <style:text-properties fo:font-size="12pt" fo:font-weight="bold" officeooo:rsid="00a467c5" officeooo:paragraph-rsid="00a467c5" style:font-size-asian="12pt" style:font-weight-asian="bold" style:font-size-complex="12pt" style:font-weight-complex="bold"/>
    </style:style>
    <style:style style:name="P29" style:family="paragraph" style:parent-style-name="Standard">
      <style:text-properties fo:font-size="10pt" fo:font-weight="bold" officeooo:rsid="00a467c5" officeooo:paragraph-rsid="00a467c5" style:font-size-asian="10pt" style:font-weight-asian="bold" style:font-size-complex="10pt" style:font-weight-complex="bold"/>
    </style:style>
    <style:style style:name="P30" style:family="paragraph" style:parent-style-name="Standard" style:list-style-name="L1">
      <style:text-properties fo:font-size="10pt" officeooo:rsid="00a467c5" officeooo:paragraph-rsid="00a467c5"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1" style:family="text">
      <style:text-properties fo:font-size="10pt" officeooo:rsid="0083b0b8" style:font-size-asian="10pt" style:font-size-complex="10pt"/>
    </style:style>
    <style:style style:name="T12" style:family="text">
      <style:text-properties style:font-name="Liberation Serif" fo:font-size="10pt" officeooo:rsid="0083b0b8" style:font-size-asian="10pt" style:font-size-complex="10pt"/>
    </style:style>
    <style:style style:name="T13" style:family="text">
      <style:text-properties fo:color="#7f8c8d" loext:opacity="100%" fo:font-size="10pt" fo:language="zxx" fo:country="none" fo:font-style="normal" style:text-underline-style="none" fo:font-weight="normal" fo:background-color="transparent" style:font-size-asian="10pt" style:font-size-complex="10pt"/>
    </style:style>
    <style:style style:name="T14" style:family="text">
      <style:text-properties officeooo:rsid="008ac2ae"/>
    </style:style>
    <style:style style:name="T15" style:family="text">
      <style:text-properties officeooo:rsid="008cac85"/>
    </style:style>
    <style:style style:name="T16" style:family="text">
      <style:text-properties officeooo:rsid="008dc93d"/>
    </style:style>
    <style:style style:name="T17" style:family="text">
      <style:text-properties officeooo:rsid="009050eb"/>
    </style:style>
    <style:style style:name="T18" style:family="text">
      <style:text-properties style:use-window-font-color="true" loext:opacity="0%" fo:font-size="10pt" fo:language="zxx" fo:country="none" fo:font-style="normal" style:text-underline-style="none" fo:font-weight="normal" fo:background-color="transparent" style:font-size-asian="10pt" style:font-size-complex="10pt"/>
    </style:style>
    <style:style style:name="T19" style:family="text">
      <style:text-properties fo:font-weight="bold" style:font-weight-asian="bold" style:font-weight-complex="bold"/>
    </style:style>
    <style:style style:name="T20" style:family="text">
      <style:text-properties officeooo:rsid="009c9c5a"/>
    </style:style>
    <style:style style:name="T21" style:family="text">
      <style:text-properties fo:color="#a61717" loext:opacity="100%" fo:font-size="10pt" fo:language="zxx" fo:country="none" fo:font-style="normal" style:text-underline-style="none" fo:font-weight="normal" fo:background-color="transparent" style:font-size-asian="10pt" style:font-size-complex="10pt"/>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95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1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89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2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68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24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43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5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6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51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Modificadores de clase</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0"/></text:p>
      <text:p text:style-name="P13"><text:span text:style-name="T10">final</text:span><text:span text:style-name="T11">: El mo</text:span><text:span text:style-name="T12">dificador </text:span><text:span text:style-name="Source_20_Text"><text:span text:style-name="T12">final</text:span></text:span><text:span text:style-name="T12"> evita que una c</text:span><text:span text:style-name="T11">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5">Single vs. Herencia Múltiple</text:p>
      <text:p text:style-name="P14"/>
      <text:p text:style-name="P16">Java soporta herencia simple, por la cual una clase puede heredar de una sola clase padre directa.</text:p>
      <text:p text:style-name="P16"><text:soft-page-break/>Java también soporta múltiples niveles de herencia, por la cual una clase puede extender otra clase, que a su vez extiende otra clase. Puedes haber cualquier número de niveles de herencia.</text:p>
      <text:p text:style-name="P14"/>
      <text:p text:style-name="P14">Para entender realmente la herencia simple, puede ser útil contrastarla con la herencia múltiple, por la cual una clase puede tener múltiples padres directos. Por diseño, Java no soporta la herencia múltiple porque puede llevar a modelos de datos complejos y a menudo difíciles de mantener. Java permite una excepción a la regla de la herencia simple (una clase puede implementar múltiples interfaces)</text:p>
      <text:p text:style-name="P14"/>
      <text:p text:style-name="P14"><draw:frame draw:style-name="fr1" draw:name="Imagen3" text:anchor-type="char" svg:width="12.166cm" svg:height="4.907cm" draw:z-index="4"><draw:image xlink:href="Pictures/10000000000002EF0000012F49AE5B33.png" xlink:type="simple" xlink:show="embed" xlink:actuate="onLoad" draw:mime-type="image/png"/></draw:frame></text:p>
      <text:p text:style-name="P15">Heredando de Object</text:p>
      <text:p text:style-name="P14"/>
      <text:p text:style-name="P14">A lo largo de nuestra discusión de Java en este libro, hemos usado la palabra "objeto" numerosas veces, y con razón. En Java, todas las clases heredan de una única clase: <text:span text:style-name="T2">java.lang.Object</text:span>, o <text:span text:style-name="T2">Object</text:span> para abreviar. Además, <text:span text:style-name="T2">Object</text:span> es la única clase que no tiene una clase padre.</text:p>
      <text:p text:style-name="P14"/>
      <text:p text:style-name="P14">Puede que te preguntes: "Ninguna de las clases que he escrito hasta ahora extiende <text:span text:style-name="T2">Object</text:span>, así que ¿cómo heredan todas las clases de ella?". La respuesta es que el compilador ha estado insertando código automáticamente en cualquier clase que escribas que no extienda de una clase específica. Por ejemplo, los dos siguientes son equivalentes:</text:p>
      <text:p text:style-name="P14"/>
      <text:p text:style-name="P14"><draw:frame text:anchor-type="paragraph" draw:z-index="5" draw:name="Marco de texto 3" draw:style-name="gr2" draw:text-style-name="P9" svg:width="12.415cm" svg:height="1.154cm" svg:x="0.482cm" svg:y="0.219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4">public</text:span><text:span text:style-name="T5"> </text:span><text:span text:style-name="T4">class</text:span><text:span text:style-name="T5"> </text:span><text:span text:style-name="T6">Zoo</text:span><text:span text:style-name="T5"> </text:span><text:span text:style-name="T4">extends</text:span><text:span text:style-name="T5"> </text:span><text:span text:style-name="T6">java</text:span><text:span text:style-name="T5">.</text:span><text:span text:style-name="T6">lang</text:span><text:span text:style-name="T5">.</text:span><text:span text:style-name="T6">Object</text:span><text:span text:style-name="T5"> {}</text:span></text:p></draw:text-box></draw:frame>La clave es que cuando Java ve que defines una clase que no extiende otra clase, el compilador añade automáticamente la sintaxis <text:span text:style-name="T2">extends java.lang.Object</text:span> a la definición de la clase. </text:p>
      <text:p text:style-name="P14"/>
      <text:p text:style-name="P14">Por otro lado, cuando defines una nueva clase que extiende una clase existente, Java no extiende automáticamente la clase <text:span text:style-name="T2">Object</text:span>. Dado que todas las clases heredan de <text:span text:style-name="T2">Object</text:span>, extender una clase existente significa que el hijo ya hereda de <text:span text:style-name="T2">Object</text:span> por definición. Si observas la estructura de herencia de cualquier clase, siempre terminará con <text:span text:style-name="T2">Object</text:span> en la parte superior del árbol, como se muestra en la Figura 6.3.</text:p>
      <text:p text:style-name="P14"><draw:frame draw:style-name="fr1" draw:name="Imagen4" text:anchor-type="char" svg:width="3.316cm" svg:height="4.27cm" draw:z-index="6"><draw:image xlink:href="Pictures/1000000000000259000003065C3945F6.png" xlink:type="simple" xlink:show="embed" xlink:actuate="onLoad" draw:mime-type="image/png"/></draw:frame></text:p>
      <text:p text:style-name="P14"/>
      <text:p text:style-name="P17">Creando clases</text:p>
      <text:p text:style-name="P18"/>
      <text:p text:style-name="P18">Ahora que hemos establecido cómo funciona la herencia en Java, podemos usarla para definir y crear relaciones de clases complejas. </text:p>
      <text:p text:style-name="P14"><draw:frame text:anchor-type="paragraph" draw:z-index="7" draw:name="Marco de texto 4" draw:style-name="gr3" draw:text-style-name="P9" svg:width="12.415cm" svg:height="10.956cm" svg:x="0.482cm" svg:y="0.259cm"><draw:text-box><text:p><text:span text:style-name="T3"><text:s/></text:span><text:span text:style-name="T3">1 <text:s/>// Animal.java</text:span></text:p><text:p><text:span text:style-name="T3"><text:s/></text:span><text:span text:style-name="T3">2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protected</text:span><text:span text:style-name="T5"> </text:span><text:span text:style-name="T6">String</text:span><text:span text:style-name="T5"> </text:span><text:span text:style-name="T6">name</text:span><text:span text:style-name="T5">; </text:span></text:p><text:p><text:span text:style-name="T3"><text:s/></text:span><text:span text:style-name="T3">5 <text:s/></text:span><text:span text:style-name="T5"><text:s text:c="4"/></text:span><text:span text:style-name="T4">public</text:span><text:span text:style-name="T5"> </text:span><text:span text:style-name="T7">int</text:span><text:span text:style-name="T5"> </text:span><text:span text:style-name="T8">getAge</text:span><text:span text:style-name="T5">() { </text:span></text:p><text:p><text:span text:style-name="T3"><text:s/></text:span><text:span text:style-name="T3">6 <text:s/></text:span><text:span text:style-name="T5"><text:s text:c="8"/></text:span><text:span text:style-name="T4">return</text:span><text:span text:style-name="T5"> </text:span><text:span text:style-name="T6">age</text:span><text:span text:style-name="T5">; </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etAge</text:span><text:span text:style-name="T5">(</text:span><text:span text:style-name="T7">int</text:span><text:span text:style-name="T5"> </text:span><text:span text:style-name="T6">newAge</text:span><text:span text:style-name="T5">) { </text:span></text:p><text:p><text:span text:style-name="T3"><text:s/></text:span><text:span text:style-name="T3">9 <text:s/></text:span><text:span text:style-name="T5"><text:s text:c="8"/></text:span><text:span text:style-name="T6">age</text:span><text:span text:style-name="T5"> </text:span><text:span text:style-name="T4">=</text:span><text:span text:style-name="T5"> </text:span><text:span text:style-name="T6">newAge</text:span><text:span text:style-name="T5">; </text:span></text:p><text:p><text:span text:style-name="T3">10 <text:s/></text:span><text:span text:style-name="T5"><text:s text:c="4"/>}</text:span></text:p><text:p><text:span text:style-name="T3">11 <text:s/></text:span><text:span text:style-name="T5">}</text:span></text:p><text:p><text:span text:style-name="T3">12 <text:s/></text:span></text:p><text:p><text:span text:style-name="T3">13 <text:s/>// Lion.java</text:span></text:p><text:p><text:span text:style-name="T3">14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15 <text:s/></text:span><text:span text:style-name="T5"><text:s text:c="4"/></text:span><text:span text:style-name="T4">protected</text:span><text:span text:style-name="T5"> </text:span><text:span text:style-name="T7">void</text:span><text:span text:style-name="T5"> </text:span><text:span text:style-name="T8">setProperties</text:span><text:span text:style-name="T5">(</text:span><text:span text:style-name="T7">int</text:span><text:span text:style-name="T5"> </text:span><text:span text:style-name="T6">age</text:span><text:span text:style-name="T5">, </text:span><text:span text:style-name="T6">String</text:span><text:span text:style-name="T5"> </text:span><text:span text:style-name="T6">n</text:span><text:span text:style-name="T5">) { </text:span></text:p><text:p><text:span text:style-name="T3">16 <text:s/></text:span><text:span text:style-name="T5"><text:s text:c="8"/></text:span><text:span text:style-name="T6">setAge</text:span><text:span text:style-name="T5">(</text:span><text:span text:style-name="T6">age</text:span><text:span text:style-name="T5">); </text:span></text:p><text:p><text:span text:style-name="T3">17 <text:s/></text:span><text:span text:style-name="T5"><text:s text:c="8"/></text:span><text:span text:style-name="T6">name</text:span><text:span text:style-name="T5"> </text:span><text:span text:style-name="T4">=</text:span><text:span text:style-name="T5"> </text:span><text:span text:style-name="T6">n</text:span><text:span text:style-name="T5">; </text:span></text:p><text:p><text:span text:style-name="T3">18 <text:s/></text:span><text:span text:style-name="T5"><text:s text:c="4"/>}</text:span></text:p><text:p><text:span text:style-name="T3">19 <text:s/></text:span><text:span text:style-name="T5"><text:s text:c="4"/></text:span><text:span text:style-name="T4">public</text:span><text:span text:style-name="T5"> </text:span><text:span text:style-name="T7">void</text:span><text:span text:style-name="T5"> </text:span><text:span text:style-name="T8">roar</text:span><text:span text:style-name="T5">() { </text:span></text:p><text:p><text:span text:style-name="T3">2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name</text:span><text:span text:style-name="T5"> </text:span><text:span text:style-name="T4">+</text:span><text:span text:style-name="T5"> </text:span><text:span text:style-name="T13">", age "</text:span><text:span text:style-name="T5"> </text:span><text:span text:style-name="T4">+</text:span><text:span text:style-name="T5"> </text:span><text:span text:style-name="T6">getAge</text:span><text:span text:style-name="T5">() </text:span><text:span text:style-name="T4">+</text:span><text:span text:style-name="T5"> </text:span><text:span text:style-name="T13">", says: Roar!"</text:span><text:span text:style-name="T5">); </text:span></text:p><text:p><text:span text:style-name="T3">21 <text:s/></text:span><text:span text:style-name="T5"><text:s text:c="4"/>}</text:span></text:p><text:p><text:span text:style-name="T3">2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 </text:span></text:p><text:p><text:span text:style-name="T3">23 <text:s/></text:span><text:span text:style-name="T5"><text:s text:c="8"/></text:span><text:span text:style-name="T4">var</text:span><text:span text:style-name="T5"> </text:span><text:span text:style-name="T6">lion</text:span><text:span text:style-name="T5"> </text:span><text:span text:style-name="T4">=</text:span><text:span text:style-name="T5"> </text:span><text:span text:style-name="T4">new</text:span><text:span text:style-name="T5"> </text:span><text:span text:style-name="T6">Lion</text:span><text:span text:style-name="T5">(); </text:span></text:p><text:p><text:span text:style-name="T3">24 <text:s/></text:span><text:span text:style-name="T5"><text:s text:c="8"/></text:span><text:span text:style-name="T6">lion</text:span><text:span text:style-name="T5">.</text:span><text:span text:style-name="T6">setProperties</text:span><text:span text:style-name="T5">(</text:span><text:span text:style-name="T9">3</text:span><text:span text:style-name="T5">, </text:span><text:span text:style-name="T13">"Kion"</text:span><text:span text:style-name="T5">); </text:span></text:p><text:p><text:span text:style-name="T3">25 <text:s/></text:span><text:span text:style-name="T5"><text:s text:c="8"/></text:span><text:span text:style-name="T6">lion</text:span><text:span text:style-name="T5">.</text:span><text:span text:style-name="T6">roar</text:span><text:span text:style-name="T5">(); </text:span></text:p><text:p><text:span text:style-name="T3">26 <text:s/></text:span><text:span text:style-name="T5"><text:s text:c="4"/>}</text:span></text:p><text:p><text:span text:style-name="T3">27 <text:s/></text:span><text:span text:style-name="T5">} <text:s text:c="7"/></text:span></text:p></draw:text-box></draw:frame></text:p>
      <text:p text:style-name="P14"><text:soft-page-break/>La variable de instancia <text:span text:style-name="T2">age</text:span> está marcada como <text:span text:style-name="T2">private</text:span> y no es accesible directamente desde la subclase <text:span text:style-name="T2">Lion</text:span>. Por lo tanto, el siguiente código no compilaría:</text:p>
      <text:p text:style-name="P14"/>
      <text:p text:style-name="P14"><draw:frame text:anchor-type="paragraph" draw:z-index="8" draw:name="Marco de texto 5" draw:style-name="gr4" draw:text-style-name="P9" svg:width="12.415cm" svg:height="2.031cm" svg:x="0.482cm" svg:y="0.219cm"><draw:text-box><text:p><text:span text:style-name="T3">1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roar</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Lions age: "</text:span><text:span text:style-name="T5"> </text:span><text:span text:style-name="T4">+</text:span><text:span text:style-name="T5"> </text:span><text:span text:style-name="T6">age</text:span><text:span text:style-name="T5">); </text:span><text:span text:style-name="T3">// DOES NOT COMPILE</text:span></text:p><text:p><text:span text:style-name="T3">4 <text:s/></text:span><text:span text:style-name="T5"><text:s text:c="4"/>}</text:span></text:p><text:p><text:span text:style-name="T3">5 <text:s/></text:span><text:span text:style-name="T5">}</text:span></text:p></draw:text-box></draw:frame></text:p>
      <text:p text:style-name="P14">Esto se debe a que los miembros <text:span text:style-name="T2">private</text:span> nunca se heredan, y los miembros del paquete solo se heredan si las dos clases están en el mismo paquete. </text:p>
      <text:p text:style-name="P14"/>
      <text:p text:style-name="P15">Aplicando Modificadores de Acceso a Clases</text:p>
      <text:p text:style-name="P14"/>
      <text:p text:style-name="P14">Al igual que con las variables y los métodos, puedes aplicar modificadores de acceso a las clases. Como recordarás del Capítulo 1, una clase de nivel superior es aquella que no está definida dentro de otra clase. También recuerda que un archivo Java puede tener como máximo una clase de nivel superior.</text:p>
      <text:p text:style-name="P14"/>
      <text:p text:style-name="P14">Si bien solo puedes tener una clase de nivel superior, puedes tener tantas clases (en cualquier orden) con acceso de paquete como desees. De hecho, ¡ni siquiera necesitas declarar una clase pública! El siguiente código declara tres clases, cada una con acceso de paquete:</text:p>
      <text:p text:style-name="P14"/>
      <text:p text:style-name="P14"><draw:frame text:anchor-type="paragraph" draw:z-index="9" draw:name="Marco de texto 6" draw:style-name="gr5" draw:text-style-name="P9" svg:width="12.415cm" svg:height="1.625cm" svg:x="0.482cm" svg:y="0.219cm"><draw:text-box><text:p><text:span text:style-name="T3">1 <text:s/>// Bear.java</text:span></text:p><text:p><text:span text:style-name="T3">2 <text:s/></text:span><text:span text:style-name="T4">class</text:span><text:span text:style-name="T5"> </text:span><text:span text:style-name="T6">Bird</text:span><text:span text:style-name="T5"> {}</text:span></text:p><text:p><text:span text:style-name="T3">3 <text:s/></text:span><text:span text:style-name="T4">class</text:span><text:span text:style-name="T5"> </text:span><text:span text:style-name="T6">Bear</text:span><text:span text:style-name="T5"> {}</text:span></text:p><text:p><text:span text:style-name="T3">4 <text:s/></text:span><text:span text:style-name="T4">class</text:span><text:span text:style-name="T5"> </text:span><text:span text:style-name="T6">Fish</text:span><text:span text:style-name="T5"> {}</text:span></text:p></draw:text-box></draw:frame></text:p>
      <text:p text:style-name="P14">Sin embargo, intentar declarar una clase de nivel superior con la palabra clave <text:span text:style-name="T2">protected</text:span> o <text:span text:style-name="T2">private</text:span> dará lugar a un error de compilación:</text:p>
      <text:p text:style-name="P14"/>
      <text:p text:style-name="P14"><draw:frame text:anchor-type="paragraph" draw:z-index="10" draw:name="Marco de texto 7" draw:style-name="gr2" draw:text-style-name="P9" svg:width="12.415cm" svg:height="1.154cm" svg:x="0.482cm" svg:y="0.219cm"><draw:text-box><text:p><text:span text:style-name="T3">1 <text:s/>// ClownFish.java</text:span></text:p><text:p><text:span text:style-name="T3">2 <text:s/></text:span><text:span text:style-name="T4">protected</text:span><text:span text:style-name="T5"> </text:span><text:span text:style-name="T4">class</text:span><text:span text:style-name="T5"> </text:span><text:span text:style-name="T6">ClownFish</text:span><text:span text:style-name="T5"> {} </text:span><text:span text:style-name="T3">// DOES NOT COMPILE</text:span></text:p></draw:text-box></draw:frame></text:p>
      <text:p text:style-name="P15">Accediendo a la Referencia <text:span text:style-name="T14">con </text:span><text:span text:style-name="T1">this</text:span></text:p>
      <text:p text:style-name="P14"/>
      <text:p text:style-name="P14">¿Qué sucede cuando un parámetro de método tiene el mismo nombre que una variable de instancia existente? Veamos un ejemplo. ¿Qué crees que imprime el siguiente programa?</text:p>
      <text:p text:style-name="P14"/>
      <text:p text:style-name="P14"/>
      <text:p text:style-name="P14"/>
      <text:p text:style-name="P14"/>
      <text:p text:style-name="P14"><draw:frame text:anchor-type="paragraph" draw:z-index="15" draw:name="Marco de texto 8" draw:style-name="gr6" draw:text-style-name="P9" svg:width="12.415cm" svg:height="4.465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Flamingo</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 </text:span><text:span text:style-name="T4">=</text:span><text:span text:style-name="T5"> </text:span><text:span text:style-name="T7">null</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text:s/></text:span><text:span text:style-name="T3">4 <text:s/></text:span><text:span text:style-name="T5"><text:s text:c="8"/></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5 <text:s/></text:span><text:span text:style-name="T5"><text:s text:c="4"/>}</text:span></text:p><text:p><text:span text:style-name="T3"><text:s/></text:span><text:span text:style-name="T3">6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unused</text:span><text:span text:style-name="T5">) {</text:span></text:p><text:p><text:span text:style-name="T3"><text:s/></text:span><text:span text:style-name="T3">7 <text:s/></text:span><text:span text:style-name="T5"><text:s text:c="8"/></text:span><text:span text:style-name="T4">var</text:span><text:span text:style-name="T5"> </text:span><text:span text:style-name="T6">f</text:span><text:span text:style-name="T5"> </text:span><text:span text:style-name="T4">=</text:span><text:span text:style-name="T5"> </text:span><text:span text:style-name="T4">new</text:span><text:span text:style-name="T5"> </text:span><text:span text:style-name="T6">Flamingo</text:span><text:span text:style-name="T5">();</text:span></text:p><text:p><text:span text:style-name="T3"><text:s/></text:span><text:span text:style-name="T3">8 <text:s/></text:span><text:span text:style-name="T5"><text:s text:c="8"/></text:span><text:span text:style-name="T6">f</text:span><text:span text:style-name="T5">.</text:span><text:span text:style-name="T6">setColor</text:span><text:span text:style-name="T5">(</text:span><text:span text:style-name="T13">"PINK"</text:span><text:span text:style-name="T5">);</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f</text:span><text:span text:style-name="T5">.</text:span><text:span text:style-name="T6">color</text:span><text:span text:style-name="T5">); </text:span></text:p><text:p><text:span text:style-name="T3">10 <text:s/></text:span><text:span text:style-name="T5"><text:s text:c="4"/>}</text:span></text:p><text:p><text:span text:style-name="T3">11 <text:s/></text:span><text:span text:style-name="T5">}</text:span></text:p></draw:text-box></draw:frame></text:p>
      <text:p text:style-name="P14">Si dijiste <text:span text:style-name="T2">null</text:span>, entonces estás en lo correcto. Java usa el ámbito más granular, por lo que cuando ve <text:span text:style-name="T2">color = color</text:span>, piensa que estás asignando el valor del parámetro del método a sí mismo (no a la variable de instancia). La asignación se completa correctamente dentro del método, pero el valor de la variable de instancia color nunca se modifica y es <text:span text:style-name="T2">null</text:span> cuando se imprime en el método <text:span text:style-name="T2">main()</text:span>.</text:p>
      <text:p text:style-name="P14"/>
      <text:p text:style-name="P14">La solución cuando tienes una variable local con el mismo nombre que una variable de instancia es usar la palabra clave <text:span text:style-name="T2">this</text:span>. La referencia <text:span text:style-name="T2">this</text:span> se refiere a la instancia actual de la clase y se puede usar para acceder a cualquier miembro de la clase, incluyendo los miembros heredados. Se puede usar en cualquier método de instancia, constructor o bloque inicializador de instancia. No se puede usar cuando no hay una instancia implícita de la clase, como en un método estático o un bloque inicializador estático. Aplicamos esto a nuestra implementación de método anterior de la siguiente manera:</text:p>
      <text:p text:style-name="P14"/>
      <text:p text:style-name="P14"><draw:frame text:anchor-type="paragraph" draw:z-index="11" draw:name="Marco de texto 9" draw:style-name="gr7" draw:text-style-name="P9" svg:width="12.415cm" svg:height="1.22cm" svg:x="0.482cm" svg:y="0.219cm"><draw:text-box><text:p><text:span text:style-name="T3">1 <text:s/></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2 <text:s/></text:span><text:span text:style-name="T5"><text:s text:c="4"/></text:span><text:span text:style-name="T4">this</text:span><text:span text:style-name="T5">.</text:span><text:span text:style-name="T6">color</text:span><text:span text:style-name="T5"> </text:span><text:span text:style-name="T4">=</text:span><text:span text:style-name="T5"> </text:span><text:span text:style-name="T6">color</text:span><text:span text:style-name="T5">; </text:span><text:span text:style-name="T3">// Establece la variable de instancia con el parámetro del método</text:span></text:p><text:p><text:span text:style-name="T3">3 <text:s/></text:span><text:span text:style-name="T5">}</text:span></text:p></draw:text-box></draw:frame></text:p>
      <text:p text:style-name="P14">El código corregido ahora imprimirá PINK como se esperaba. En muchos casos, la referencia <text:span text:style-name="T2">this</text:span> es opcional. Si Java encuentra una variable o método que no puede encontrar, verificará la jerarquía de clases para ver si está disponible.</text:p>
      <text:p text:style-name="P14"/>
      <text:p text:style-name="P14"><text:span text:style-name="T15">En el siguiente</text:span> código define una clase llamada <text:span text:style-name="T2">Duck</text:span> con tres variables de instancia: <text:span text:style-name="T2">color</text:span>, <text:span text:style-name="T2">height</text:span> y <text:span text:style-name="T2">length</text:span>. El método <text:span text:style-name="T2">setData</text:span> intenta asignar valores a estas variables, pero hay un error en la línea <text:s/><text:span text:style-name="T2">length = this.length;</text:span> <text:s/>que causa que el valor del parámetro <text:span text:style-name="T2">length</text:span> se asigne a sí mismo en lugar de a la variable de instancia.</text:p>
      <text:p text:style-name="P14"/>
      <text:p text:style-name="P14">En el método <text:span text:style-name="T2">main</text:span>, se crea un objeto <text:span text:style-name="T2">Duck</text:span> y se llama a <text:span text:style-name="T2">setData</text:span>. Luego, se imprime el estado del objeto, mostrando que <text:span text:style-name="T2">length</text:span> permanece en 0 debido al error en la asignación.</text:p>
      <text:p text:style-name="P14"/>
      <text:p text:style-name="P14">La salida del código es: 0 2 white</text:p>
      <text:p text:style-name="P14"/>
      <text:p text:style-name="P14"><draw:frame text:anchor-type="paragraph" draw:z-index="12" draw:name="Marco de texto 10" draw:style-name="gr8" draw:text-style-name="P9" svg:width="12.415cm" svg:height="6.899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Duck</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height</text:span><text:span text:style-name="T5">;</text:span></text:p><text:p><text:span text:style-name="T3"><text:s/></text:span><text:span text:style-name="T3">4 <text:s/></text:span><text:span text:style-name="T5"><text:s text:c="4"/></text:span><text:span text:style-name="T4">private</text:span><text:span text:style-name="T5"> </text:span><text:span text:style-name="T7">int</text:span><text:span text:style-name="T5"> </text:span><text:span text:style-name="T6">length</text:span><text:span text:style-name="T5">;</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setData</text:span><text:span text:style-name="T5">(</text:span><text:span text:style-name="T7">int</text:span><text:span text:style-name="T5"> </text:span><text:span text:style-name="T6">length</text:span><text:span text:style-name="T5">, </text:span><text:span text:style-name="T7">int</text:span><text:span text:style-name="T5"> </text:span><text:span text:style-name="T6">theHeight</text:span><text:span text:style-name="T5">) {</text:span></text:p><text:p><text:span text:style-name="T3"><text:s/></text:span><text:span text:style-name="T3">7 <text:s/></text:span><text:span text:style-name="T5"><text:s text:c="8"/></text:span><text:span text:style-name="T6">length</text:span><text:span text:style-name="T5"> </text:span><text:span text:style-name="T4">=</text:span><text:span text:style-name="T5"> </text:span><text:span text:style-name="T4">this</text:span><text:span text:style-name="T5">.</text:span><text:span text:style-name="T6">length</text:span><text:span text:style-name="T5">; </text:span><text:span text:style-name="T3">// Backwards -- no good!</text:span></text:p><text:p><text:span text:style-name="T3"><text:s/></text:span><text:span text:style-name="T3">8 <text:s/></text:span><text:span text:style-name="T5"><text:s text:c="8"/></text:span><text:span text:style-name="T6">height</text:span><text:span text:style-name="T5"> </text:span><text:span text:style-name="T4">=</text:span><text:span text:style-name="T5"> </text:span><text:span text:style-name="T6">theHeight</text:span><text:span text:style-name="T5">; </text:span><text:span text:style-name="T3">// Fine, because a different name</text:span></text:p><text:p><text:span text:style-name="T3"><text:s/></text:span><text:span text:style-name="T3">9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13">"white"</text:span><text:span text:style-name="T5">; </text:span><text:span text:style-name="T3">// Fine, but this. reference not necessary</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Duck</text:span><text:span text:style-name="T5"> </text:span><text:span text:style-name="T6">b</text:span><text:span text:style-name="T5"> </text:span><text:span text:style-name="T4">=</text:span><text:span text:style-name="T5"> </text:span><text:span text:style-name="T4">new</text:span><text:span text:style-name="T5"> </text:span><text:span text:style-name="T6">Duck</text:span><text:span text:style-name="T5">();</text:span></text:p><text:p><text:span text:style-name="T3">14 <text:s/></text:span><text:span text:style-name="T5"><text:s text:c="8"/></text:span><text:span text:style-name="T6">b</text:span><text:span text:style-name="T5">.</text:span><text:span text:style-name="T6">setData</text:span><text:span text:style-name="T5">(</text:span><text:span text:style-name="T9">1</text:span><text:span text:style-name="T5">, </text:span><text:span text:style-name="T9">2</text:span><text:span text:style-name="T5">);</text:span></text:p><text:p><text:span text:style-name="T3">1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b</text:span><text:span text:style-name="T5">.</text:span><text:span text:style-name="T6">length</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height</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color</text:span><text:span text:style-name="T5">);</text:span></text:p><text:p><text:span text:style-name="T3">16 <text:s/></text:span><text:span text:style-name="T5"><text:s text:c="4"/>}</text:span></text:p><text:p><text:span text:style-name="T3">17 <text:s/></text:span><text:span text:style-name="T5">}</text:span></text:p></draw:text-box></draw:frame><text:soft-page-break/></text:p>
      <text:p text:style-name="P15">Llamando a la Referencia <text:span text:style-name="T15">con</text:span> <text:span text:style-name="T1">super</text:span></text:p>
      <text:p text:style-name="P14"/>
      <text:p text:style-name="P19">En Java, una variable o método puede definirse tanto en una clase padre como en una clase hija. Esto significa que la instancia del objeto realmente contiene dos copias de la misma variable con el mismo nombre subyacente. Cuando esto sucede, ¿cómo hacemos referencia a la versión en la clase padre en lugar de la clase actual? Veamos un ejemplo.</text:p>
      <text:p text:style-name="P19"><draw:frame text:anchor-type="paragraph" draw:z-index="13" draw:name="Marco de texto 11" draw:style-name="gr1" draw:text-style-name="P9" svg:width="12.415cm" svg:height="7.305cm" svg:x="0.482cm" svg:y="0.392cm"><draw:text-box><text:p><text:span text:style-name="T3"><text:s/></text:span><text:span text:style-name="T3">1 <text:s/></text:span><text:span text:style-name="T5"><text:s text:c="2"/></text:span><text:span text:style-name="T3">// Reptile.java</text:span></text:p><text:p><text:span text:style-name="T3"><text:s/></text:span><text:span text:style-name="T3">2 <text:s/></text:span><text:span text:style-name="T5"><text:s text:c="2"/></text:span><text:span text:style-name="T4">public</text:span><text:span text:style-name="T5"> </text:span><text:span text:style-name="T4">class</text:span><text:span text:style-name="T5"> </text:span><text:span text:style-name="T6">Reptile</text:span><text:span text:style-name="T5"> {</text:span></text:p><text:p><text:span text:style-name="T3"><text:s/></text:span><text:span text:style-name="T3">3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10</text:span><text:span text:style-name="T5">;</text:span></text:p><text:p><text:span text:style-name="T3"><text:s/></text:span><text:span text:style-name="T3">4 <text:s/></text:span><text:span text:style-name="T5"><text:s/>}</text:span></text:p><text:p><text:span text:style-name="T3"><text:s/></text:span><text:span text:style-name="T3">5 <text:s/></text:span><text:span text:style-name="T5"><text:s text:c="3"/></text:span></text:p><text:p><text:span text:style-name="T3"><text:s/></text:span><text:span text:style-name="T3">6 <text:s/></text:span><text:span text:style-name="T5"><text:s text:c="2"/></text:span><text:span text:style-name="T3">// Crocodile.java</text:span></text:p><text:p><text:span text:style-name="T3"><text:s/></text:span><text:span text:style-name="T3">7 <text:s/></text:span><text:span text:style-name="T5"><text:s text:c="2"/></text:span><text:span text:style-name="T4">public</text:span><text:span text:style-name="T5"> </text:span><text:span text:style-name="T4">class</text:span><text:span text:style-name="T5"> </text:span><text:span text:style-name="T6">Crocodile</text:span><text:span text:style-name="T5"> </text:span><text:span text:style-name="T4">extends</text:span><text:span text:style-name="T5"> </text:span><text:span text:style-name="T6">Reptile</text:span><text:span text:style-name="T5"> {</text:span></text:p><text:p><text:span text:style-name="T3"><text:s/></text:span><text:span text:style-name="T3">8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20</text:span><text:span text:style-name="T5">;</text:span></text:p><text:p><text:span text:style-name="T3"><text:s/></text:span><text:span text:style-name="T3">9 <text:s/></text:span><text:span text:style-name="T5"><text:s/></text:span></text:p><text:p><text:span text:style-name="T3">10 <text:s/></text:span><text:span text:style-name="T5"><text:s text:c="6"/></text:span><text:span text:style-name="T4">public</text:span><text:span text:style-name="T5"> </text:span><text:span text:style-name="T7">int</text:span><text:span text:style-name="T5"> </text:span><text:span text:style-name="T8">getSpeed</text:span><text:span text:style-name="T5">() {</text:span></text:p><text:p><text:span text:style-name="T3">11 <text:s/></text:span><text:span text:style-name="T5"><text:s text:c="9"/></text:span><text:span text:style-name="T4">return</text:span><text:span text:style-name="T5"> </text:span><text:span text:style-name="T6">speed</text:span><text:span text:style-name="T5">;</text:span></text:p><text:p><text:span text:style-name="T3">12 <text:s/></text:span><text:span text:style-name="T5"><text:s text:c="6"/>}</text:span></text:p><text:p><text:span text:style-name="T3">13 <text:s/></text:span></text:p><text:p><text:span text:style-name="T3">14 <text:s/></text:span><text:span text:style-name="T5"><text:s text:c="5"/></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data</text:span><text:span text:style-name="T5">) {</text:span></text:p><text:p><text:span text:style-name="T3">15 <text:s/></text:span><text:span text:style-name="T5"><text:s text:c="10"/></text:span><text:span text:style-name="T4">var</text:span><text:span text:style-name="T5"> </text:span><text:span text:style-name="T6">croc</text:span><text:span text:style-name="T5"> </text:span><text:span text:style-name="T4">=</text:span><text:span text:style-name="T5"> </text:span><text:span text:style-name="T4">new</text:span><text:span text:style-name="T5"> </text:span><text:span text:style-name="T6">Crocodile</text:span><text:span text:style-name="T5">();</text:span></text:p><text:p><text:span text:style-name="T3">16 <text:s/></text:span><text:span text:style-name="T5"><text:s text:c="10"/></text:span><text:span text:style-name="T6">System</text:span><text:span text:style-name="T5">.</text:span><text:span text:style-name="T6">out</text:span><text:span text:style-name="T5">.</text:span><text:span text:style-name="T6">println</text:span><text:span text:style-name="T5">(</text:span><text:span text:style-name="T6">croc</text:span><text:span text:style-name="T5">.</text:span><text:span text:style-name="T6">getSpeed</text:span><text:span text:style-name="T5">()); </text:span><text:span text:style-name="T3">// 20</text:span></text:p><text:p><text:span text:style-name="T3">17 <text:s/></text:span><text:span text:style-name="T5"><text:s text:c="5"/>}</text:span></text:p><text:p><text:span text:style-name="T3">18 <text:s/></text:span><text:span text:style-name="T5"><text:s text:c="2"/>}</text:span></text:p></draw:text-box></draw:frame></text:p>
      <text:p text:style-name="P14">Una de las cosas más importantes para recordar sobre este código es que una instancia de <text:span text:style-name="T2">Crocodile</text:span> almacena dos valores separados para <text:span text:style-name="T2">speed</text:span>: uno a nivel de <text:span text:style-name="T2">Reptile</text:span> y otro a nivel de <text:span text:style-name="T2">Crocodile</text:span>. En la línea <text:span text:style-name="T16">11</text:span>, Java primero verifica si hay una variable local o parámetro de método llamado <text:span text:style-name="T2">speed</text:span>. Como no lo hay, entonces comprueba <text:span text:style-name="T2">this.speed;</text:span> y como existe, el programa imprime 20.</text:p>
      <text:p text:style-name="P14"/>
      <text:p text:style-name="P14">Pero, ¿qué pasa si queremos que el programa imprima el valor en la clase <text:span text:style-name="T2">Reptile</text:span>? Dentro de la clase <text:span text:style-name="T2">Crocodile</text:span>, podemos acceder al valor padre de <text:span text:style-name="T2">speed</text:span> utilizando la referencia o palabra clave <text:span text:style-name="T2">super</text:span>. La referencia <text:span text:style-name="T2">super</text:span> es similar a la referencia <text:span text:style-name="T2">this</text:span>, excepto que excluye cualquier miembro encontrado en la clase actual. En otras palabras, el miembro debe ser accesible a través de la herencia.</text:p>
      <text:p text:style-name="P14"/>
      <text:p text:style-name="P14">Veamos si has comprendido el uso de <text:span text:style-name="T2">this</text:span> y <text:span text:style-name="T2">super</text:span>. ¿Qué imprime el siguiente programa?</text:p>
      <text:p text:style-name="P14"/>
      <text:p text:style-name="P14"><draw:frame text:anchor-type="paragraph" draw:z-index="14" draw:name="Marco de texto 12" draw:style-name="gr9" draw:text-style-name="P9" svg:width="12.415cm" svg:height="8.116cm" svg:x="0.482cm" svg:y="0.219cm"><draw:text-box><text:p><text:span text:style-name="T3"><text:s/></text:span><text:span text:style-name="T3">1 <text:s/></text:span><text:span text:style-name="T4">class</text:span><text:span text:style-name="T5"> </text:span><text:span text:style-name="T6">Insect</text:span><text:span text:style-name="T5"> {</text:span></text:p><text:p><text:span text:style-name="T3"><text:s/></text:span><text:span text:style-name="T3">2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4</text:span><text:span text:style-name="T5">;</text:span></text:p><text:p><text:span text:style-name="T3"><text:s/></text:span><text:span text:style-name="T3">3 <text:s/></text:span><text:span text:style-name="T5"><text:s text:c="4"/></text:span><text:span text:style-name="T6">String</text:span><text:span text:style-name="T5"> </text:span><text:span text:style-name="T6">label</text:span><text:span text:style-name="T5"> </text:span><text:span text:style-name="T4">=</text:span><text:span text:style-name="T5"> </text:span><text:span text:style-name="T13">"buggy"</text:span><text:span text:style-name="T5">;</text:span></text:p><text:p><text:span text:style-name="T3"><text:s/></text:span><text:span text:style-name="T3">4 <text:s/></text:span><text:span text:style-name="T5">}</text:span></text:p><text:p><text:span text:style-name="T3"><text:s/></text:span><text:span text:style-name="T3">5 <text:s/></text:span><text:span text:style-name="T4">public</text:span><text:span text:style-name="T5"> </text:span><text:span text:style-name="T4">class</text:span><text:span text:style-name="T5"> </text:span><text:span text:style-name="T6">Beetle</text:span><text:span text:style-name="T5"> </text:span><text:span text:style-name="T4">extends</text:span><text:span text:style-name="T5"> </text:span><text:span text:style-name="T6">Insect</text:span><text:span text:style-name="T5"> {</text:span></text:p><text:p><text:span text:style-name="T3"><text:s/></text:span><text:span text:style-name="T3">6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6</text:span><text:span text:style-name="T5">;</text:span></text:p><text:p><text:span text:style-name="T3"><text:s/></text:span><text:span text:style-name="T3">7 <text:s/></text:span><text:span text:style-name="T5"><text:s text:c="4"/></text:span><text:span text:style-name="T7">short</text:span><text:span text:style-name="T5"> </text:span><text:span text:style-name="T6">age</text:span><text:span text:style-name="T5"> </text:span><text:span text:style-name="T4">=</text:span><text:span text:style-name="T5"> </text:span><text:span text:style-name="T9">3</text:span><text:span text:style-name="T5">;</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ata</text:span><text:span text:style-name="T5">() {</text:span></text:p><text:p><text:span text:style-name="T3">10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label</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label</text:span><text:span text:style-name="T5">);</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age</text:span><text:span text:style-name="T5">);</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age</text:span><text:span text:style-name="T5">);</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numberOfLegs</text:span><text:span text:style-name="T5">);</text:span></text:p><text:p><text:span text:style-name="T3">15 <text:s/></text:span><text:span text:style-name="T5"><text:s text:c="4"/>}</text:span></text:p><text:p><text:span text:style-name="T3">16 <text:s/></text:span></text:p><text:p><text:span text:style-name="T3">17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m</text:span><text:span text:style-name="T5">) {</text:span></text:p><text:p><text:span text:style-name="T3">18 <text:s/></text:span><text:span text:style-name="T5"><text:s text:c="8"/></text:span><text:span text:style-name="T4">new</text:span><text:span text:style-name="T5"> </text:span><text:span text:style-name="T6">Beetle</text:span><text:span text:style-name="T5">().</text:span><text:span text:style-name="T6">printData</text:span><text:span text:style-name="T5">();</text:span></text:p><text:p><text:span text:style-name="T3">19 <text:s/></text:span><text:span text:style-name="T5"><text:s text:c="4"/>}</text:span></text:p><text:p><text:span text:style-name="T3">20 <text:s/></text:span><text:span text:style-name="T5">}</text:span></text:p></draw:text-box></draw:frame></text:p>
      <text:p text:style-name="P14">¡Esa era una pregunta con trampa! Este código no compilaría. </text:p>
      <text:p text:style-name="P14"/>
      <text:p text:style-name="P14">Como <text:span text:style-name="T2">label</text:span> está definida en la clase padre, es accesible a través de las referencias <text:span text:style-name="T2">this</text:span> y <text:span text:style-name="T2">super</text:span>. Por esta razón, las líneas 10 y 11 compilarían y ambas imprimirían <text:span text:style-name="T2">"buggy"</text:span> si la clase compilara.</text:p>
      <text:p text:style-name="P20">Por otro lado, la variable <text:span text:style-name="T2">age</text:span> solo está definida en la clase actual, lo que la hace accesible a través de <text:span text:style-name="T2">this</text:span> pero no de <text:span text:style-name="T2">super</text:span>. Por esta razón, la línea 12 compila (e imprimiría 3), pero la línea 13 no. </text:p>
      <text:p text:style-name="P20"><text:soft-page-break/>Recuerda, mientras que <text:span text:style-name="T2">this</text:span> incluye miembros actuales y heredados, <text:span text:style-name="T2">super</text:span> solo incluye miembros heredados.</text:p>
      <text:p text:style-name="P20"/>
      <text:p text:style-name="P14">Por último, pero no menos importante, ¿qué imprimiría la línea 14 si la línea 13 estuviera comentada? Aunque ambas variables <text:span text:style-name="T2">numberOfLegs</text:span> son accesibles en <text:span text:style-name="T2">Beetle</text:span>, Java verifica hacia afuera, comenzando con el ámbito más estrecho. Por esta razón, se utiliza el valor de <text:span text:style-name="T2">numberOfLegs</text:span> en la clase <text:span text:style-name="T2">Beetle</text:span> y se imprime 6. En este ejemplo, <text:span text:style-name="T2">this.numberOfLegs</text:span> y <text:span text:style-name="T2">super.numberOfLegs</text:span> se refieren a variables diferentes con valores distintos.</text:p>
      <text:p text:style-name="P14"/>
      <text:p text:style-name="P14">Como <text:span text:style-name="T2">this</text:span> incluye miembros heredados, a menudo solo usas <text:span text:style-name="T2">super</text:span> cuando tienes un conflicto de nombres a través de la herencia. Por ejemplo, tienes un método o variable definido en la clase actual que coincide con un método o variable en una clase padre.</text:p>
      <text:p text:style-name="P14"/>
      <text:p text:style-name="P15">Declarando Constructores</text:p>
      <text:p text:style-name="P14"/>
      <text:p text:style-name="P14"><text:span text:style-name="T17">U</text:span>n constructor es un método especial que coincide con el nombre de la clase y no tiene tipo de retorno.</text:p>
      <text:p text:style-name="P14"><draw:frame text:anchor-type="paragraph" draw:z-index="16" draw:name="Marco de texto 13" draw:style-name="gr4" draw:text-style-name="P9" svg:width="12.415cm" svg:height="2.031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hop"</text:span><text:span text:style-name="T5">);</text:span></text:p><text:p><text:span text:style-name="T3">4 <text:s/></text:span><text:span text:style-name="T5"><text:s text:c="4"/>}</text:span></text:p><text:p><text:span text:style-name="T3">5 <text:s/></text:span><text:span text:style-name="T5">}</text:span></text:p></draw:text-box></draw:frame></text:p>
      <text:p text:style-name="P14">El nombre del constructor, <text:span text:style-name="T2">Bunny</text:span>, coincide con el nombre de la clase, <text:span text:style-name="T2">Bunny</text:span>, y no hay tipo de retorno, ni siquiera <text:span text:style-name="T2">void</text:span>. Eso lo convierte en un constructor.</text:p>
      <text:p text:style-name="P14"><draw:frame text:anchor-type="paragraph" draw:z-index="17" draw:name="Marco de texto 14" draw:style-name="gr5" draw:text-style-name="P9" svg:width="12.415cm" svg:height="1.625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 </text:span><text:span text:style-name="T3">// NO COMPILA</text:span></text:p><text:p><text:span text:style-name="T3">3 <text:s/></text:span><text:span text:style-name="T5"><text:s text:c="4"/></text:span><text:span text:style-name="T4">public</text:span><text:span text:style-name="T5"> </text:span><text:span text:style-name="T7">void</text:span><text:span text:style-name="T5"> </text:span><text:span text:style-name="T8">Bunny</text:span><text:span text:style-name="T5">() {}</text:span></text:p><text:p><text:span text:style-name="T3">4 <text:s/></text:span><text:span text:style-name="T5">}</text:span></text:p></draw:text-box></draw:frame></text:p>
      <text:p text:style-name="P14">El primero no coincide con el nombre de la clase porque Java distingue entre mayúsculas y minúsculas. Como no coincide, Java sabe que no puede ser un constructor y se supone que es un método regular. Sin embargo, falta el tipo de retorno y no compila. El segundo método es un método perfectamente bueno, pero no es un constructor porque tiene un tipo de retorno.</text:p>
      <text:p text:style-name="P14"/>
      <text:p text:style-name="P14">Al igual que los parámetros de método, los parámetros de constructor pueden ser cualquier clase, array o tipo primitivo válido, incluyendo genéricos, pero no pueden incluir <text:span text:style-name="T2">var</text:span>. Por ejemplo, lo siguiente no compila:</text:p>
      <text:p text:style-name="P14"><draw:frame text:anchor-type="paragraph" draw:z-index="18" draw:name="Marco de texto 15" draw:style-name="gr5" draw:text-style-name="P9" svg:width="12.415cm" svg:height="1.625cm" svg:x="0.482cm" svg:y="0.302cm"><draw:text-box><text:p><text:span text:style-name="T3">1 <text:s/></text:span><text:span text:style-name="T4">public</text:span><text:span text:style-name="T5"> </text:span><text:span text:style-name="T4">class</text:span><text:span text:style-name="T5"> </text:span><text:span text:style-name="T6">Bonobo</text:span><text:span text:style-name="T5"> {</text:span></text:p><text:p><text:span text:style-name="T3">2 <text:s/></text:span><text:span text:style-name="T5"><text:s text:c="4"/></text:span><text:span text:style-name="T4">public</text:span><text:span text:style-name="T5"> </text:span><text:span text:style-name="T8">Bonobo</text:span><text:span text:style-name="T5"> (</text:span><text:span text:style-name="T4">var</text:span><text:span text:style-name="T5"> </text:span><text:span text:style-name="T6">food</text:span><text:span text:style-name="T5">) { </text:span><text:span text:style-name="T3">// NO COMPILA</text:span></text:p><text:p><text:span text:style-name="T3">3 <text:s/></text:span><text:span text:style-name="T5"><text:s text:c="4"/>}</text:span></text:p><text:p><text:span text:style-name="T3">4 <text:s/></text:span><text:span text:style-name="T5">}</text:span></text:p></draw:text-box></draw:frame></text:p>
      <text:p text:style-name="P14">Una clase puede tener múltiples constructores, siempre y cuando cada constructor tenga una firma de constructor única. En este caso, eso significa que los parámetros del constructor deben ser distintos. Al igual que los métodos con el mismo nombre pero diferentes firmas, declarar múltiples constructores con diferentes firmas se conoce como sobrecarga de constructores. La siguiente clase Turtle tiene cuatro constructores sobrecargados distintos:</text:p>
      <text:p text:style-name="P14"><draw:frame text:anchor-type="paragraph" draw:z-index="19" draw:name="Marco de texto 16"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Turtle</text:span><text:span text:style-name="T5"> {</text:span></text:p><text:p><text:span text:style-name="T3"><text:s/></text:span><text:span text:style-name="T3">2 <text:s/></text:span></text:p><text:p><text:span text:style-name="T3"><text:s/></text:span><text:span text:style-name="T3">3 <text:s/></text:span><text:span text:style-name="T5"><text:s text:c="4"/></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Turtle</text:span><text:span text:style-name="T5">() {</text:span></text:p><text:p><text:span text:style-name="T3"><text:s/></text:span><text:span text:style-name="T3">6 <text:s/></text:span><text:span text:style-name="T5"><text:s text:c="8"/></text:span><text:span text:style-name="T6">name</text:span><text:span text:style-name="T5"> </text:span><text:span text:style-name="T4">=</text:span><text:span text:style-name="T5"> </text:span><text:span text:style-name="T13">"John Doe"</text:span><text:span text:style-name="T5">;</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8">Turtle</text:span><text:span text:style-name="T5">(</text:span><text:span text:style-name="T7">int</text:span><text:span text:style-name="T5"> </text:span><text:span text:style-name="T6">age</text:span><text:span text:style-name="T5">) {}</text:span></text:p><text:p><text:span text:style-name="T3">10 <text:s/></text:span></text:p><text:p><text:span text:style-name="T3">11 <text:s/></text:span><text:span text:style-name="T5"><text:s text:c="4"/></text:span><text:span text:style-name="T4">public</text:span><text:span text:style-name="T5"> </text:span><text:span text:style-name="T8">Turtle</text:span><text:span text:style-name="T5">(</text:span><text:span text:style-name="T7">long</text:span><text:span text:style-name="T5"> </text:span><text:span text:style-name="T6">age</text:span><text:span text:style-name="T5">) {}</text:span></text:p><text:p><text:span text:style-name="T3">12 <text:s/></text:span></text:p><text:p><text:span text:style-name="T3">13 <text:s/></text:span><text:span text:style-name="T5"><text:s text:c="4"/></text:span><text:span text:style-name="T4">public</text:span><text:span text:style-name="T5"> </text:span><text:span text:style-name="T8">Turtle</text:span><text:span text:style-name="T5">(</text:span><text:span text:style-name="T6">String</text:span><text:span text:style-name="T5"> </text:span><text:span text:style-name="T6">newName</text:span><text:span text:style-name="T5">, </text:span><text:span text:style-name="T6">String</text:span><text:span text:style-name="T5">... </text:span><text:span text:style-name="T6">favoriteFoods</text:span><text:span text:style-name="T5">) {</text:span></text:p><text:p><text:span text:style-name="T3">14 <text:s/></text:span><text:span text:style-name="T5"><text:s text:c="8"/></text:span><text:span text:style-name="T6">name</text:span><text:span text:style-name="T5"> </text:span><text:span text:style-name="T4">=</text:span><text:span text:style-name="T5"> </text:span><text:span text:style-name="T6">newName</text:span><text:span text:style-name="T5">;</text:span></text:p><text:p><text:span text:style-name="T3">15 <text:s/></text:span><text:span text:style-name="T5"><text:s text:c="4"/>}</text:span></text:p><text:p><text:span text:style-name="T3">16 <text:s/></text:span><text:span text:style-name="T5">}</text:span></text:p></draw:text-box></draw:frame></text:p>
      <text:p text:style-name="P14">Los constructores se utilizan al crear un nuevo objeto. Este proceso se llama instanciación porque crea una nueva instancia de la clase. Se llama a un constructor cuando escribimos <text:span text:style-name="T2">new</text:span> seguido del nombre de la clase que queremos instanciar. Aquí tienes un ejemplo:</text:p>
      <text:p text:style-name="P14"><draw:frame text:anchor-type="paragraph" draw:z-index="20" draw:name="Marco de texto 17" draw:style-name="gr11" draw:text-style-name="P9" svg:width="12.415cm" svg:height="0.63cm" svg:x="0.379cm" svg:y="0.323cm"><draw:text-box><text:p><text:span text:style-name="T3">1 <text:s/></text:span><text:span text:style-name="T4">new</text:span><text:span text:style-name="T5"> </text:span><text:span text:style-name="T6">Turtle</text:span><text:span text:style-name="T5">(</text:span><text:span text:style-name="T9">15</text:span><text:span text:style-name="T5">)</text:span></text:p></draw:text-box></draw:frame></text:p>
      <text:p text:style-name="P14">Cuando Java ve la palabra clave <text:span text:style-name="T2">new</text:span>, asigna memoria para el nuevo objeto. Luego busca un constructor con una firma coincidente y lo llama.</text:p>
      <text:p text:style-name="P14"/>
      <text:p text:style-name="P15">El Constructor Predeterminado</text:p>
      <text:p text:style-name="P14"/>
      <text:p text:style-name="P14">El constructor predeterminado tiene una lista de parámetros vacía y un cuerpo vacío. Está bien que lo escribas tú mismo. Sin embargo, como no hace nada, Java se complace en generarlo por ti y ahorrarte algo de escritura.</text:p>
      <text:p text:style-name="P14"/>
      <text:p text:style-name="P14">Todas las clases en Java tienen un constructor, ya sea que lo codifiques o no. Si no incluyes ningún constructor en la clase, Java creará uno por ti sin parámetros. Este constructor creado por Java se llama constructor predeterminado y se agrega cada vez que se declara una clase sin constructores. A menudo nos referimos a él como el constructor predeterminado sin argumentos. Aquí tienes un ejemplo:</text:p>
      <text:p text:style-name="P14"/>
      <text:p text:style-name="P14"><draw:frame text:anchor-type="paragraph" draw:z-index="21" draw:name="Marco de texto 18"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4 <text:s/></text:span><text:span text:style-name="T5"><text:s text:c="4"/>}</text:span></text:p><text:p><text:span text:style-name="T3">5 <text:s/></text:span><text:span text:style-name="T5">}</text:span><text:span text:style-name="T18"> </text:span></text:p></draw:text-box></draw:frame><text:soft-page-break/></text:p>
      <text:p text:style-name="P14">En la clase <text:span text:style-name="T2">Conejo</text:span>, Java ve que no se codificó ningún constructor y crea uno. La clase anterior es equivalente a la siguiente, en la que se proporciona el constructor predeterminado y, por lo tanto, no lo inserta el compilador:</text:p>
      <text:p text:style-name="P14"><draw:frame text:anchor-type="paragraph" draw:z-index="22" draw:name="Marco de texto 19"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8">Conejo</text:span><text:span text:style-name="T5">() {} </text:span><text:span text:style-name="T3">// Constructor predeterminado</text:span></text:p><text:p><text:span text:style-name="T3">3 <text:s/></text:span></text:p><text:p><text:span text:style-name="T3">4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5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6 <text:s/></text:span><text:span text:style-name="T5"><text:s text:c="4"/>}</text:span></text:p><text:p><text:span text:style-name="T3">7 <text:s/></text:span><text:span text:style-name="T5">}</text:span></text:p></draw:text-box></draw:frame></text:p>
      <text:p text:style-name="P14">Seguimos diciendo generado. Esto sucede durante el paso de compilación. Si miras el archivo con la extensión <text:span text:style-name="T19">.java</text:span>, el constructor seguirá faltando. Solo aparece en el archivo compilado con la extensión <text:span text:style-name="T19">.class</text:span>.</text:p>
      <text:p text:style-name="P14"/>
      <text:p text:style-name="P14">Para el examen, una de las reglas más importantes que necesitas saber es que el compilador solo inserta el constructor predeterminado cuando no se definen constructores. ¿Cuál de estas clases crees que tiene un constructor predeterminado?</text:p>
      <text:p text:style-name="P14"><draw:frame text:anchor-type="paragraph" draw:z-index="23" draw:name="Marco de texto 20"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onejo1</text:span><text:span text:style-name="T5">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Conejo2</text:span><text:span text:style-name="T5"> {</text:span></text:p><text:p><text:span text:style-name="T3"><text:s/></text:span><text:span text:style-name="T3">4 <text:s/></text:span><text:span text:style-name="T5"><text:s text:c="4"/></text:span><text:span text:style-name="T4">public</text:span><text:span text:style-name="T5"> </text:span><text:span text:style-name="T8">Conejo2</text:span><text:span text:style-name="T5">()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Conejo3</text:span><text:span text:style-name="T5"> {</text:span></text:p><text:p><text:span text:style-name="T3"><text:s/></text:span><text:span text:style-name="T3">8 <text:s/></text:span><text:span text:style-name="T5"><text:s text:c="4"/></text:span><text:span text:style-name="T4">public</text:span><text:span text:style-name="T5"> </text:span><text:span text:style-name="T8">Conejo3</text:span><text:span text:style-name="T5">(</text:span><text:span text:style-name="T7">boolean</text:span><text:span text:style-name="T5"> </text:span><text:span text:style-name="T6">b</text:span><text:span text:style-name="T5">) {}</text:span></text:p><text:p><text:span text:style-name="T3"><text:s/></text:span><text:span text:style-name="T3">9 <text:s/></text:span><text:span text:style-name="T5">}</text:span></text:p><text:p><text:span text:style-name="T3">10 <text:s/></text:span></text:p><text:p><text:span text:style-name="T3">11 <text:s/></text:span><text:span text:style-name="T4">public</text:span><text:span text:style-name="T5"> </text:span><text:span text:style-name="T4">class</text:span><text:span text:style-name="T5"> </text:span><text:span text:style-name="T6">Conejo4</text:span><text:span text:style-name="T5"> {</text:span></text:p><text:p><text:span text:style-name="T3">12 <text:s/></text:span><text:span text:style-name="T5"><text:s text:c="4"/></text:span><text:span text:style-name="T4">private</text:span><text:span text:style-name="T5"> </text:span><text:span text:style-name="T8">Conejo4</text:span><text:span text:style-name="T5">() {}</text:span></text:p><text:p><text:span text:style-name="T3">13 <text:s/></text:span><text:span text:style-name="T5">}</text:span></text:p></draw:text-box></draw:frame></text:p>
      <text:p text:style-name="P21">Solo <text:span text:style-name="T2">Conejo1</text:span> obtiene un constructor predeterminado sin argumentos. <text:span text:style-name="T2">Conejo2</text:span> y <text:span text:style-name="T2">Conejo3</text:span> ya tienen constructores públicos. <text:span text:style-name="T2">Conejo4</text:span> tiene un constructor privado. Dado que estas tres clases tienen un constructor definido, el constructor predeterminado sin argumentos no se inserta para ti.</text:p>
      <text:p text:style-name="P14"/>
      <text:p text:style-name="P14">Veamos rápidamente cómo llamar a estos constructores:</text:p>
      <text:p text:style-name="P14"><draw:frame text:anchor-type="paragraph" draw:z-index="24" draw:name="Marco de texto 2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RabbitsMultiply</text:span><text:span text:style-name="T5"> {</text:span></text:p><text:p><text:span text:style-name="T3">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text:span><text:span text:style-name="T4">var</text:span><text:span text:style-name="T5"> </text:span><text:span text:style-name="T6">r1</text:span><text:span text:style-name="T5"> </text:span><text:span text:style-name="T4">=</text:span><text:span text:style-name="T5"> </text:span><text:span text:style-name="T4">new</text:span><text:span text:style-name="T5"> </text:span><text:span text:style-name="T6">Rabbit1</text:span><text:span text:style-name="T5">();</text:span></text:p><text:p><text:span text:style-name="T3">4 <text:s/></text:span><text:span text:style-name="T5"><text:s/></text:span><text:span text:style-name="T4">var</text:span><text:span text:style-name="T5"> </text:span><text:span text:style-name="T6">r2</text:span><text:span text:style-name="T5"> </text:span><text:span text:style-name="T4">=</text:span><text:span text:style-name="T5"> </text:span><text:span text:style-name="T4">new</text:span><text:span text:style-name="T5"> </text:span><text:span text:style-name="T6">Rabbit2</text:span><text:span text:style-name="T5">();</text:span></text:p><text:p><text:span text:style-name="T3">5 <text:s/></text:span><text:span text:style-name="T5"><text:s/></text:span><text:span text:style-name="T4">var</text:span><text:span text:style-name="T5"> </text:span><text:span text:style-name="T6">r3</text:span><text:span text:style-name="T5"> </text:span><text:span text:style-name="T4">=</text:span><text:span text:style-name="T5"> </text:span><text:span text:style-name="T4">new</text:span><text:span text:style-name="T5"> </text:span><text:span text:style-name="T6">Rabbit3</text:span><text:span text:style-name="T5">(</text:span><text:span text:style-name="T7">true</text:span><text:span text:style-name="T5">);</text:span></text:p><text:p><text:span text:style-name="T3">6 <text:s/></text:span><text:span text:style-name="T5"><text:s/></text:span><text:span text:style-name="T4">var</text:span><text:span text:style-name="T5"> </text:span><text:span text:style-name="T6">r4</text:span><text:span text:style-name="T5"> </text:span><text:span text:style-name="T4">=</text:span><text:span text:style-name="T5"> </text:span><text:span text:style-name="T4">new</text:span><text:span text:style-name="T5"> </text:span><text:span text:style-name="T6">Rabbit4</text:span><text:span text:style-name="T5">(); </text:span><text:span text:style-name="T3">// NO COMPILA</text:span></text:p><text:p><text:span text:style-name="T3">7 <text:s/></text:span><text:span text:style-name="T5">}}</text:span></text:p></draw:text-box></draw:frame></text:p>
      <text:p text:style-name="P14">La línea 3 llama al constructor predeterminado sin argumentos generado. Las líneas 4 y 5 llaman a los constructores proporcionados por el usuario. La línea 6 no compila. Rabbit4 hizo el constructor privado para que otras clases no puedan llamarlo.</text:p>
      <text:p text:style-name="P14"/>
      <text:p text:style-name="P22">Tener solo constructores privados en una clase le dice al compilador que no proporcione un constructor predeterminado sin argumentos. También evita que otras clases instancien la clase. Esto es útil cuando una clase solo tiene métodos estáticos o el desarrollador quiere tener control total de todas las llamadas para crear nuevas instancias de la clase.</text:p>
      <text:p text:style-name="P14"/>
      <text:p text:style-name="P15">Llamando a Constructores Sobrecargados con <text:span text:style-name="T1">this()</text:span></text:p>
      <text:p text:style-name="P14"/>
      <text:p text:style-name="P23"><draw:frame text:anchor-type="paragraph" draw:z-index="25" draw:name="Marco de texto 22"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Hamster</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weight</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span text:style-name="T6">String</text:span><text:span text:style-name="T5"> </text:span><text:span text:style-name="T6">color</text:span><text:span text:style-name="T5">) { </text:span><text:span text:style-name="T3">// Primer constructor</text:span></text:p><text:p><text:span text:style-name="T3"><text:s/></text:span><text:span text:style-name="T3">6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text:s/></text:span><text:span text:style-name="T3">7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8 <text:s/></text:span><text:span text:style-name="T5"><text:s text:c="4"/>}</text:span></text:p><text:p><text:span text:style-name="T3"><text:s/></text:span><text:span text:style-name="T3">9 <text:s/></text:span></text:p><text:p><text:span text:style-name="T3">10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11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12 <text:s/></text:span><text:span text:style-name="T5"><text:s text:c="8"/></text:span><text:span text:style-name="T6">color</text:span><text:span text:style-name="T5"> </text:span><text:span text:style-name="T4">=</text:span><text:span text:style-name="T5"> </text:span><text:span text:style-name="T13">"brown"</text:span><text:span text:style-name="T5">;</text:span></text:p><text:p><text:span text:style-name="T3">13 <text:s/></text:span><text:span text:style-name="T5"><text:s text:c="4"/>}</text:span></text:p><text:p><text:span text:style-name="T3">14 <text:s/></text:span><text:span text:style-name="T5">}</text:span></text:p></draw:text-box></draw:frame></text:p>
      <text:p text:style-name="P23">Uno de los constructores toma un solo parámetro <text:span text:style-name="T2">int</text:span>. El otro toma un <text:span text:style-name="T2">int</text:span> y un <text:span text:style-name="T2">String</text:span>. Estas listas de parámetros son diferentes, por lo que los constructores se sobrecargan correctamente.</text:p>
      <text:p text:style-name="P23"/>
      <text:p text:style-name="P23">Hay un poco de duplicación, ya que <text:span text:style-name="T2">this.weight</text:span> se asigna de la misma manera en ambos constructores. En programación, incluso un poco de duplicación tiende a convertirse en mucha duplicación a medida que seguimos agregando "solo una cosa más". Entonces, ¿cómo puedes hacer que un constructor llame a otro constructor? Podrías verte tentado de reescribir el primer constructor de la siguiente manera:</text:p>
      <text:p text:style-name="P23"><draw:frame text:anchor-type="paragraph" draw:z-index="26" draw:name="Marco de texto 23"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6">Hamster</text:span><text:span text:style-name="T5">(</text:span><text:span text:style-name="T6">weight</text:span><text:span text:style-name="T5">, </text:span><text:span text:style-name="T13">"brown"</text:span><text:span text:style-name="T5">); </text:span><text:span text:style-name="T3">// NO COMPILA</text:span></text:p><text:p><text:span text:style-name="T3">3 <text:s/></text:span><text:span text:style-name="T5">}</text:span></text:p></draw:text-box></draw:frame><text:soft-page-break/>Esto no funcionará. Se puede llamar a los constructores solo escribiendo <text:span text:style-name="T2">new</text:span> antes del nombre del constructor. No son como los métodos normales a los que puedes llamar. ¿Qué pasa si ponemos <text:span text:style-name="T2">new</text:span> antes del nombre del constructor?</text:p>
      <text:p text:style-name="P23"><draw:frame text:anchor-type="paragraph" draw:z-index="27" draw:name="Marco de texto 24"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4">new</text:span><text:span text:style-name="T5"> </text:span><text:span text:style-name="T6">Hamster</text:span><text:span text:style-name="T5">(</text:span><text:span text:style-name="T6">weight</text:span><text:span text:style-name="T5">, </text:span><text:span text:style-name="T13">"brown"</text:span><text:span text:style-name="T5">); </text:span><text:span text:style-name="T3">// Compila, pero crea un objeto adicional</text:span></text:p><text:p><text:span text:style-name="T3">3 <text:s/></text:span><text:span text:style-name="T5">}</text:span></text:p></draw:text-box></draw:frame>Este intento compila. Sin embargo, no hace lo que queremos. Cuando se llama a este constructor, crea un nuevo objeto con el peso y el color predeterminados. Luego, construye un objeto diferente con el peso y el color deseados. De esta manera, terminamos con dos objetos, uno de los cuales se descarta después de su creación. Eso no es lo que queremos. Queremos que <text:span text:style-name="T2">weight</text:span> y <text:span text:style-name="T2">color</text:span> se establezcan en el objeto que estamos tratando de instanciar en primer lugar.</text:p>
      <text:p text:style-name="P23"/>
      <text:p text:style-name="P23">Java proporciona una solución: <text:span text:style-name="T2">this()</text:span> - sí, la misma palabra clave que usamos para referirnos a los miembros de la instancia, pero con paréntesis. Cuando se usa <text:span text:style-name="T2">this()</text:span> con paréntesis, Java llama a otro constructor en la misma instancia de la clase.</text:p>
      <text:p text:style-name="P24"><draw:frame text:anchor-type="paragraph" draw:z-index="28" draw:name="Marco de texto 25" draw:style-name="gr15" draw:text-style-name="P9" svg:width="12.415cm" svg:height="1.541cm" svg:x="0.482cm" svg:y="0.34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p><text:p><text:span text:style-name="T3">2 <text:s/></text:span><text:span text:style-name="T5"><text:s text:c="2"/></text:span><text:span text:style-name="T4">this</text:span><text:span text:style-name="T5">(</text:span><text:span text:style-name="T6">weight</text:span><text:span text:style-name="T5">, </text:span><text:span text:style-name="T13">"brown"</text:span><text:span text:style-name="T5">); </text:span></text:p><text:p><text:span text:style-name="T3">3 <text:s/></text:span><text:span text:style-name="T5">}</text:span></text:p></draw:text-box></draw:frame></text:p>
      <text:p text:style-name="P24">Ahora Java llama al constructor que toma dos parámetros, con peso y color establecidos como se espera.</text:p>
      <text:p text:style-name="P24"/>
      <text:p text:style-name="P24"><text:span text:style-name="T2">this vs. this()</text:span>: A pesar de usar la misma palabra clave, <text:span text:style-name="T2">this</text:span> y <text:span text:style-name="T2">this()</text:span> son muy diferentes. El primero, <text:span text:style-name="T2">this</text:span>, se refiere a una instancia de la clase, mientras que el segundo, <text:span text:style-name="T2">this()</text:span>, se refiere a una llamada de constructor dentro de la clase. </text:p>
      <text:p text:style-name="P24"/>
      <text:p text:style-name="P24">Llamar a <text:span text:style-name="T2">this()</text:span> tiene una regla, la llamada a <text:span text:style-name="T2">this()</text:span> debe ser la primera declaración en el constructor. El efecto secundario de esto es que solo puede haber una llamada a <text:span text:style-name="T2">this()</text:span> en cualquier constructor.</text:p>
      <text:p text:style-name="P24"><draw:frame text:anchor-type="paragraph" draw:z-index="29" draw:name="Marco de texto 26" draw:style-name="gr4" draw:text-style-name="P9" svg:width="12.415cm" svg:height="2.031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p><text:p><text:span text:style-name="T3">2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chew"</text:span><text:span text:style-name="T5">);</text:span></text:p><text:p><text:span text:style-name="T3">3 <text:s/></text:span><text:span text:style-name="T5"><text:s/></text:span><text:span text:style-name="T3">// Establecer peso y color predeterminado</text:span></text:p><text:p><text:span text:style-name="T3">4 <text:s/></text:span><text:span text:style-name="T5"><text:s/></text:span><text:span text:style-name="T4">this</text:span><text:span text:style-name="T5">(</text:span><text:span text:style-name="T6">weight</text:span><text:span text:style-name="T5">, </text:span><text:span text:style-name="T13">"brown"</text:span><text:span text:style-name="T5">); </text:span><text:span text:style-name="T3">// NO COMPILA</text:span></text:p><text:p><text:span text:style-name="T3">5 <text:s/></text:span><text:span text:style-name="T5">}</text:span></text:p></draw:text-box></draw:frame></text:p>
      <text:p text:style-name="P24"/>
      <text:p text:style-name="P24">A pesar de que una declaración de impresión en la línea 4 no cambia ninguna variable, sigue siendo una declaración de Java y no se permite insertarla antes de la llamada a <text:span text:style-name="T2">this()</text:span>. El comentario en la línea 5 está bien. Los comentarios no se consideran declaraciones y se permiten en cualquier lugar.</text:p>
      <text:p text:style-name="P24"/>
      <text:p text:style-name="P24">Hay una última regla para los constructores sobrecargados que debes conocer. Considera la siguiente definición de la clase Gopher:</text:p>
      <text:p text:style-name="P24"><draw:frame text:anchor-type="paragraph" draw:z-index="30" draw:name="Marco de texto 27"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text:p>
      <text:p text:style-name="P24">El compilador es capaz de detectar que este constructor se está llamando a sí mismo infinitamente.</text:p>
      <text:p text:style-name="P24"><draw:frame text:anchor-type="paragraph" draw:z-index="31" draw:name="Marco de texto 28" draw:style-name="gr16"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6 <text:s/></text:span><text:span text:style-name="T5"><text:s text:c="4"/></text:span><text:span text:style-name="T4">this</text:span><text:span text:style-name="T5">(); </text:span><text:span text:style-name="T3">// NO COMPILA</text:span></text:p><text:p><text:span text:style-name="T3">7 <text:s/></text:span><text:span text:style-name="T5"><text:s text:c="2"/>}</text:span></text:p><text:p><text:span text:style-name="T3">8 <text:s/></text:span><text:span text:style-name="T5">}</text:span></text:p></draw:text-box></draw:frame></text:p>
      <text:p text:style-name="P23">En este ejemplo, los constructores se llaman entre sí, y el proceso continúa infinitamente. Dado que el compilador puede detectar esto, informa un error. </text:p>
      <text:p text:style-name="P23"/>
      <text:p text:style-name="P25">Llamando a Constructores Padre con <text:span text:style-name="T1">super()</text:span></text:p>
      <text:p text:style-name="P23"/>
      <text:p text:style-name="P23">¿cómo se inicializan los miembros de instancia de la clase padre?</text:p>
      <text:p text:style-name="P23"/>
      <text:p text:style-name="P23">La primera declaración de cada constructor es una llamada a un constructor padre usando <text:span text:style-name="T2">super()</text:span> u otro constructor en la clase usando <text:span text:style-name="T2">this()</text:span>. Lee la oración anterior dos veces para asegurarte de recordarla. ¡Es realmente importante!</text:p>
      <text:p text:style-name="P23"/>
      <text:p text:style-name="P23">Veamos la clase Animal y su subclase Zebra y veamos cómo sus constructores pueden escribirse correctamente para llamarse entre sí:</text:p>
      <text:p text:style-name="P23"/>
      <text:p text:style-name="P23"/>
      <text:p text:style-name="P23"/>
      <text:p text:style-name="P23"/>
      <text:p text:style-name="P23"/>
      <text:p text:style-name="P23"/>
      <text:p text:style-name="P23"><draw:frame text:anchor-type="paragraph" draw:z-index="32" draw:name="Marco de texto 29"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super</text:span><text:span text:style-name="T5">(); </text:span><text:span text:style-name="T3">// Se refiere al constructor en java.lang.Object</text:span></text:p><text:p><text:span text:style-name="T3"><text:s/></text:span><text:span text:style-name="T3">5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6 <text:s/></text:span><text:span text:style-name="T5"><text:s text:c="2"/>}</text:span></text:p><text:p><text:span text:style-name="T3"><text:s/></text:span><text:span text:style-name="T3">7 <text:s/></text:span><text:span text:style-name="T5">}</text:span></text:p><text:p><text:span text:style-name="T3"><text:s/></text:span><text:span text:style-name="T3">8 <text:s/></text:span></text:p><text:p><text:span text:style-name="T3"><text:s/></text:span><text:span text:style-name="T3">9 <text:s/></text:span><text:span text:style-name="T4">public</text:span><text:span text:style-name="T5"> </text:span><text:span text:style-name="T4">class</text:span><text:span text:style-name="T5"> </text:span><text:span text:style-name="T6">Zebra</text:span><text:span text:style-name="T5"> </text:span><text:span text:style-name="T4">extends</text:span><text:span text:style-name="T5"> </text:span><text:span text:style-name="T6">Animal</text:span><text:span text:style-name="T5"> {</text:span></text:p><text:p><text:span text:style-name="T3">10 <text:s/></text:span><text:span text:style-name="T5"><text:s text:c="2"/></text:span><text:span text:style-name="T4">public</text:span><text:span text:style-name="T5"> </text:span><text:span text:style-name="T8">Zebra</text:span><text:span text:style-name="T5">(</text:span><text:span text:style-name="T7">int</text:span><text:span text:style-name="T5"> </text:span><text:span text:style-name="T6">age</text:span><text:span text:style-name="T5">) {</text:span></text:p><text:p><text:span text:style-name="T3">11 <text:s/></text:span><text:span text:style-name="T5"><text:s text:c="4"/></text:span><text:span text:style-name="T4">super</text:span><text:span text:style-name="T5">(</text:span><text:span text:style-name="T6">age</text:span><text:span text:style-name="T5">); </text:span><text:span text:style-name="T3">// Se refiere al constructor en Animal</text:span></text:p><text:p><text:span text:style-name="T3">12 <text:s/></text:span><text:span text:style-name="T5"><text:s text:c="2"/>}</text:span></text:p><text:p><text:span text:style-name="T3">13 <text:s/></text:span><text:span text:style-name="T5"><text:s text:c="2"/></text:span><text:span text:style-name="T4">public</text:span><text:span text:style-name="T5"> </text:span><text:span text:style-name="T8">Zebra</text:span><text:span text:style-name="T5">() {</text:span></text:p><text:p><text:span text:style-name="T3">14 <text:s/></text:span><text:span text:style-name="T5"><text:s text:c="4"/></text:span><text:span text:style-name="T4">this</text:span><text:span text:style-name="T5">(</text:span><text:span text:style-name="T9">4</text:span><text:span text:style-name="T5">); </text:span><text:span text:style-name="T3">// Se refiere al constructor en Zebra con argumento int</text:span></text:p><text:p><text:span text:style-name="T3">15 <text:s/></text:span><text:span text:style-name="T5"><text:s text:c="2"/>}</text:span></text:p><text:p><text:span text:style-name="T3">16 <text:s/></text:span><text:span text:style-name="T5">}</text:span></text:p></draw:text-box></draw:frame><text:soft-page-break/></text:p>
      <text:p text:style-name="P23">En la clase Animal, la primera declaración del constructor es una llamada al constructor padre definido en <text:span text:style-name="T2">java.lang.Object</text:span>, que no toma argumentos. En la segunda clase, Zebra, la primera declaración del primer constructor es una llamada al constructor de Animal, que toma un solo argumento. La clase Zebra también incluye un segundo constructor sin argumentos que no llama a <text:span text:style-name="T2">super()</text:span> sino que llama al otro constructor dentro de la clase Zebra usando <text:span text:style-name="T2">this(4)</text:span>.</text:p>
      <text:p text:style-name="P23"/>
      <text:p text:style-name="P25">super vs. <text:span text:style-name="T20">s</text:span>uper()</text:p>
      <text:p text:style-name="P23"/>
      <text:p text:style-name="P26">Al igual que <text:span text:style-name="T2">this</text:span> y <text:span text:style-name="T2">this()</text:span>, <text:span text:style-name="T2">super</text:span> y <text:span text:style-name="T2">super()</text:span> no están relacionados en Java. El primero, <text:span text:style-name="T2">super</text:span>, se utiliza para hacer referencia a los miembros de la clase padre, mientras que el segundo, <text:span text:style-name="T2">super()</text:span>, llama a un constructor padre. Cada vez que veas la palabra clave <text:span text:style-name="T2">super</text:span> en el examen, asegúrate de que se esté utilizando correctamente.</text:p>
      <text:p text:style-name="P26"/>
      <text:p text:style-name="P26">Al igual que llamar a <text:span text:style-name="T2">this()</text:span>, llamar a <text:span text:style-name="T2">super()</text:span> solo se puede usar como la primera declaración del constructor. Por ejemplo, las siguientes dos definiciones de clase no compilarán:</text:p>
      <text:p text:style-name="P23"><draw:frame text:anchor-type="paragraph" draw:z-index="33" draw:name="Marco de texto 3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4"/></text:span><text:span text:style-name="T6">System</text:span><text:span text:style-name="T5">.</text:span><text:span text:style-name="T6">out</text:span><text:span text:style-name="T5">.</text:span><text:span text:style-name="T6">println</text:span><text:span text:style-name="T5">(</text:span><text:span text:style-name="T13">"Zoo creado"</text:span><text:span text:style-name="T5">);</text:span></text:p><text:p><text:span text:style-name="T3">4 <text:s/></text:span><text:span text:style-name="T5"><text:s text:c="4"/></text:span><text:span text:style-name="T4">super</text:span><text:span text:style-name="T5">(); </text:span><text:span text:style-name="T3">// NO COMPILA</text:span></text:p><text:p><text:span text:style-name="T3">5 <text:s/></text:span><text:span text:style-name="T5"><text:s text:c="2"/>}</text:span></text:p><text:p><text:span text:style-name="T3">6 <text:s/></text:span><text:span text:style-name="T5">}</text:span></text:p></draw:text-box></draw:frame></text:p>
      <text:p text:style-name="P23"/>
      <text:p text:style-name="P23"/>
      <text:p text:style-name="P23"/>
      <text:p text:style-name="P23"/>
      <text:p text:style-name="P23"><draw:frame text:anchor-type="paragraph" draw:z-index="34" draw:name="Marco de texto 3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3"/></text:span><text:span text:style-name="T4">super</text:span><text:span text:style-name="T5">();</text:span></text:p><text:p><text:span text:style-name="T3">4 <text:s/></text:span><text:span text:style-name="T5"><text:s text:c="3"/></text:span><text:span text:style-name="T6">System</text:span><text:span text:style-name="T5">.</text:span><text:span text:style-name="T6">out</text:span><text:span text:style-name="T5">.</text:span><text:span text:style-name="T6">println</text:span><text:span text:style-name="T5">(</text:span><text:span text:style-name="T21">“</text:span><text:span text:style-name="T6">Zoo</text:span><text:span text:style-name="T5"> </text:span><text:span text:style-name="T6">created</text:span><text:span text:style-name="T21">”</text:span><text:span text:style-name="T5">);</text:span></text:p><text:p><text:span text:style-name="T3">5 <text:s/></text:span><text:span text:style-name="T5"><text:s text:c="4"/></text:span><text:span text:style-name="T4">super</text:span><text:span text:style-name="T5">(); </text:span><text:span text:style-name="T3">// No compila</text:span></text:p><text:p><text:span text:style-name="T3">6 <text:s/></text:span><text:span text:style-name="T5"><text:s text:c="3"/>}</text:span></text:p><text:p><text:span text:style-name="T3">7 <text:s/></text:span><text:span text:style-name="T5"><text:s/>}</text:span></text:p></draw:text-box></draw:frame></text:p>
      <text:p text:style-name="P23">La primera clase no compilará porque la llamada al constructor principal debe ser la primera declaración del constructor. En el segundo fragmento de código, <text:span text:style-name="T2">super()</text:span> es la primera declaración del constructor, pero también se utiliza como la tercera declaración. Dado que solo se puede llamar a <text:span text:style-name="T2">super()</text:span> una vez como la primera declaración del constructor, el código no compilará.</text:p>
      <text:p text:style-name="P23"/>
      <text:p text:style-name="P23">Si la clase principal tiene más de un constructor, la clase secundaria puede usar cualquier constructor principal válido en su definición, como se muestra en el siguiente ejemplo:</text:p>
      <text:p text:style-name="P23"><draw:frame text:anchor-type="paragraph" draw:z-index="35" draw:name="Marco de texto 32" draw:style-name="gr18" draw:text-style-name="P9" svg:width="12.415cm" svg:height="10.55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span text:style-name="T6">String</text:span><text:span text:style-name="T5"> </text:span><text:span text:style-name="T6">name</text:span><text:span text:style-name="T5">) {</text:span></text:p><text:p><text:span text:style-name="T3"><text:s/></text:span><text:span text:style-name="T3">6 <text:s/></text:span><text:span text:style-name="T5"><text:s text:c="4"/></text:span><text:span text:style-name="T4">super</text:span><text:span text:style-name="T5">();</text:span></text:p><text:p><text:span text:style-name="T3"><text:s/></text:span><text:span text:style-name="T3">7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8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6">name</text:span><text:span text:style-name="T5">;</text:span></text:p><text:p><text:span text:style-name="T3"><text:s/></text:span><text:span text:style-name="T3">9 <text:s/></text:span><text:span text:style-name="T5"><text:s text:c="2"/>}</text:span></text:p><text:p><text:span text:style-name="T3">10 <text:s/></text:span></text:p><text:p><text:span text:style-name="T3">11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12 <text:s/></text:span><text:span text:style-name="T5"><text:s text:c="4"/></text:span><text:span text:style-name="T4">super</text:span><text:span text:style-name="T5">();</text:span></text:p><text:p><text:span text:style-name="T3">13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14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7">null</text:span><text:span text:style-name="T5">;</text:span></text:p><text:p><text:span text:style-name="T3">15 <text:s/></text:span><text:span text:style-name="T5"><text:s text:c="2"/>}</text:span></text:p><text:p><text:span text:style-name="T3">16 <text:s/></text:span><text:span text:style-name="T5">}</text:span></text:p><text:p><text:span text:style-name="T3">17 <text:s/></text:span></text:p><text:p><text:span text:style-name="T3">18 <text:s/></text:span><text:span text:style-name="T4">public</text:span><text:span text:style-name="T5"> </text:span><text:span text:style-name="T4">class</text:span><text:span text:style-name="T5"> </text:span><text:span text:style-name="T6">Gorilla</text:span><text:span text:style-name="T5"> </text:span><text:span text:style-name="T4">extends</text:span><text:span text:style-name="T5"> </text:span><text:span text:style-name="T6">Animal</text:span><text:span text:style-name="T5"> {</text:span></text:p><text:p><text:span text:style-name="T3">19 <text:s/></text:span><text:span text:style-name="T5"><text:s text:c="2"/></text:span><text:span text:style-name="T4">public</text:span><text:span text:style-name="T5"> </text:span><text:span text:style-name="T8">Gorilla</text:span><text:span text:style-name="T5">(</text:span><text:span text:style-name="T7">int</text:span><text:span text:style-name="T5"> </text:span><text:span text:style-name="T6">age</text:span><text:span text:style-name="T5">) {</text:span></text:p><text:p><text:span text:style-name="T3">20 <text:s/></text:span><text:span text:style-name="T5"><text:s text:c="4"/></text:span><text:span text:style-name="T4">super</text:span><text:span text:style-name="T5">(</text:span><text:span text:style-name="T6">age</text:span><text:span text:style-name="T5">, </text:span><text:span text:style-name="T13">"Gorila"</text:span><text:span text:style-name="T5">); </text:span><text:span text:style-name="T3">// Llama al primer constructor de Animal</text:span></text:p><text:p><text:span text:style-name="T3">21 <text:s/></text:span><text:span text:style-name="T5"><text:s text:c="2"/>}</text:span></text:p><text:p><text:span text:style-name="T3">22 <text:s/></text:span></text:p><text:p><text:span text:style-name="T3">23 <text:s/></text:span><text:span text:style-name="T5"><text:s text:c="2"/></text:span><text:span text:style-name="T4">public</text:span><text:span text:style-name="T5"> </text:span><text:span text:style-name="T8">Gorilla</text:span><text:span text:style-name="T5">() {</text:span></text:p><text:p><text:span text:style-name="T3">24 <text:s/></text:span><text:span text:style-name="T5"><text:s text:c="4"/></text:span><text:span text:style-name="T4">super</text:span><text:span text:style-name="T5">(</text:span><text:span text:style-name="T9">5</text:span><text:span text:style-name="T5">); </text:span><text:span text:style-name="T3">// Llama al segundo constructor de Animal</text:span></text:p><text:p><text:span text:style-name="T3">25 <text:s/></text:span><text:span text:style-name="T5"><text:s text:c="2"/>}</text:span></text:p><text:p><text:span text:style-name="T3">26 <text:s/></text:span><text:span text:style-name="T5">}</text:span></text:p></draw:text-box></draw:frame></text:p>
      <text:p text:style-name="P23"><text:soft-page-break/>En este ejemplo, el primer constructor secundario toma un argumento, <text:span text:style-name="T2">age</text:span>, y llama al constructor principal, que toma dos argumentos, <text:span text:style-name="T2">age</text:span> y <text:span text:style-name="T2">name</text:span>. El segundo constructor secundario no toma argumentos y llama al constructor principal, que toma un argumento, <text:span text:style-name="T2">age</text:span>. En este ejemplo, observe que los constructores secundarios no están obligados a llamar a constructores principales coincidentes. Cualquier constructor principal válido es aceptable siempre y cuando se proporcionen los parámetros de entrada apropiados al constructor principal.</text:p>
      <text:p text:style-name="P23"/>
      <text:p text:style-name="P25">Entendiendo las Mejoras del Compilador</text:p>
      <text:p text:style-name="P23"/>
      <text:p text:style-name="P23">El compilador Java inserta automáticamente una llamada al constructor sin argumentos <text:span text:style-name="T2">super()</text:span> si no llamas explícitamente a <text:span text:style-name="T2">this()</text:span> o <text:span text:style-name="T2">super()</text:span> como la primera línea de un constructor. Por ejemplo, las siguientes tres definiciones de clase y constructor son equivalentes, porque el compilador las convertirá automáticamente al último ejemplo:</text:p>
      <text:p text:style-name="P23"><draw:frame text:anchor-type="paragraph" draw:z-index="36" draw:name="Marco de texto 33"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Donkey</text:span><text:span text:style-name="T5"> {}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4 <text:s/></text:span><text:span text:style-name="T5"><text:s text:c="2"/></text:span><text:span text:style-name="T4">public</text:span><text:span text:style-name="T5"> </text:span><text:span text:style-name="T8">Donkey</text:span><text:span text:style-name="T5">() {}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8 <text:s/></text:span><text:span text:style-name="T5"><text:s text:c="2"/></text:span><text:span text:style-name="T4">public</text:span><text:span text:style-name="T5"> </text:span><text:span text:style-name="T8">Donkey</text:span><text:span text:style-name="T5">() {</text:span></text:p><text:p><text:span text:style-name="T3"><text:s/></text:span><text:span text:style-name="T3">9 <text:s/></text:span><text:span text:style-name="T5"><text:s text:c="4"/></text:span><text:span text:style-name="T4">super</text:span><text:span text:style-name="T5">(); </text:span></text:p><text:p><text:span text:style-name="T3">10 <text:s/></text:span><text:span text:style-name="T5"><text:s text:c="2"/>}</text:span></text:p><text:p><text:span text:style-name="T3">11 <text:s/></text:span><text:span text:style-name="T5">}</text:span></text:p></draw:text-box></draw:frame></text:p>
      <text:p text:style-name="P23">Hemos presentado muchas reglas hasta ahora, y es posible que hayas notado algo. Digamos que tenemos una clase que no incluye un constructor sin argumentos. ¿Qué pasa si definimos una subclase sin constructores, o una subclase con un constructor que no incluye una referencia <text:span text:style-name="T2">super()</text:span>?</text:p>
      <text:p text:style-name="P23"><draw:frame text:anchor-type="paragraph" draw:z-index="37" draw:name="Marco de texto 34" draw:style-name="gr19" draw:text-style-name="P9" svg:width="12.415cm" svg:height="3.654cm" svg:x="0.482cm" svg:y="0.302cm"><draw:text-box><text:p><text:span text:style-name="T3">1 <text:s/></text:span><text:span text:style-name="T4">public</text:span><text:span text:style-name="T5"> </text:span><text:span text:style-name="T4">clas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Mammal</text:span><text:span text:style-name="T5">(</text:span><text:span text:style-name="T7">int</text:span><text:span text:style-name="T5"> </text:span><text:span text:style-name="T6">age</text:span><text:span text:style-name="T5">) {} </text:span></text:p><text:p><text:span text:style-name="T3">3 <text:s/></text:span><text:span text:style-name="T5">}</text:span></text:p><text:p><text:span text:style-name="T3">4 <text:s/></text:span></text:p><text:p><text:span text:style-name="T3">5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 </text:span><text:span text:style-name="T3">// NO COMPILA</text:span></text:p><text:p><text:span text:style-name="T3">6 <text:s/></text:span></text:p><text:p><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8 <text:s/></text:span><text:span text:style-name="T5"><text:s text:c="2"/></text:span><text:span text:style-name="T4">public</text:span><text:span text:style-name="T5"> </text:span><text:span text:style-name="T8">Elephant</text:span><text:span text:style-name="T5">() {} </text:span><text:span text:style-name="T3">// NO COMPILA</text:span></text:p><text:p><text:span text:style-name="T3">9 <text:s/></text:span><text:span text:style-name="T5">}</text:span></text:p></draw:text-box></draw:frame></text:p>
      <text:p text:style-name="P23">La respuesta es que ninguna de las subclases compila. Dado que <text:span text:style-name="T19">Mammal</text:span> define un constructor, el compilador no inserta un constructor sin argumentos. El proceso que realiza el compilador Java se tratará en la siguiente sección.</text:p>
      <text:p text:style-name="P23">El compilador insertará un constructor predeterminado sin argumentos en <text:span text:style-name="T2">Seal</text:span>, aunque será una implementación simple que solo llama a un constructor principal predeterminado inexistente.</text:p>
      <text:p text:style-name="P23"><draw:frame text:anchor-type="paragraph" draw:z-index="38" draw:name="Marco de texto 35"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Seal</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Del mismo modo, <text:span text:style-name="T2">Elephant</text:span> no compilará por razones similares. El compilador no ve una llamada a <text:span text:style-name="T2">super()</text:span> o <text:span text:style-name="T2">this()</text:span> como la primera línea del constructor, por lo que inserta automáticamente una llamada a un <text:span text:style-name="T2">super()</text:span> sin argumentos inexistente.</text:p>
      <text:p text:style-name="P23"><draw:frame text:anchor-type="paragraph" draw:z-index="39" draw:name="Marco de texto 36"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Elephant</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En estos casos, el compilador no ayudará y debes crear al menos un constructor en tu clase hija que llame explícitamente a un constructor principal a través del comando <text:span text:style-name="T2">super()</text:span>.</text:p>
      <text:p text:style-name="P23"><draw:frame text:anchor-type="paragraph" draw:z-index="40" draw:name="Marco de texto 37"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text:s/></text:span><text:span text:style-name="T3">2 <text:s/></text:span><text:span text:style-name="T5"><text:s text:c="2"/></text:span><text:span text:style-name="T4">public</text:span><text:span text:style-name="T5"> </text:span><text:span text:style-name="T8">Seal</text:span><text:span text:style-name="T5">() {</text:span></text:p><text:p><text:span text:style-name="T3"><text:s/></text:span><text:span text:style-name="T3">3 <text:s/></text:span><text:span text:style-name="T5"><text:s text:c="4"/></text:span><text:span text:style-name="T4">super</text:span><text:span text:style-name="T5">(</text:span><text:span text:style-name="T9">6</text:span><text:span text:style-name="T5">); </text:span><text:span text:style-name="T3">// Llamada explícita al constructor principal</text:span></text:p><text:p><text:span text:style-name="T3"><text:s/></text:span><text:span text:style-name="T3">4 <text:s/></text:span><text:span text:style-name="T5"><text:s text:c="2"/>}</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text:s/></text:span><text:span text:style-name="T3">8 <text:s/></text:span><text:span text:style-name="T5"><text:s text:c="2"/></text:span><text:span text:style-name="T4">public</text:span><text:span text:style-name="T5"> </text:span><text:span text:style-name="T8">Elephant</text:span><text:span text:style-name="T5">() {</text:span></text:p><text:p><text:span text:style-name="T3"><text:s/></text:span><text:span text:style-name="T3">9 <text:s/></text:span><text:span text:style-name="T5"><text:s text:c="4"/></text:span><text:span text:style-name="T4">super</text:span><text:span text:style-name="T5">(</text:span><text:span text:style-name="T9">4</text:span><text:span text:style-name="T5">); </text:span><text:span text:style-name="T3">// Llamada explícita al constructor principal</text:span></text:p><text:p><text:span text:style-name="T3">10 <text:s/></text:span><text:span text:style-name="T5"><text:s text:c="2"/>}</text:span></text:p><text:p><text:span text:style-name="T3">11 <text:s/></text:span><text:span text:style-name="T5">}</text:span></text:p></draw:text-box></draw:frame></text:p>
      <text:p text:style-name="P27">Las subclases pueden incluir constructores sin argumentos incluso si sus clases principales no lo hacen. Por ejemplo, lo siguiente compila porque Elephant incluye un constructor sin argumentos:</text:p>
      <text:p text:style-name="P27"><draw:frame text:anchor-type="paragraph" draw:z-index="41" draw:name="Marco de texto 38" draw:style-name="gr20" draw:text-style-name="P9" svg:width="12.415cm" svg:height="0.512cm" svg:x="0.482cm" svg:y="0.302cm"><draw:text-box><text:p><text:span text:style-name="T3">1 <text:s/></text:span><text:span text:style-name="T4">public</text:span><text:span text:style-name="T5"> </text:span><text:span text:style-name="T4">class</text:span><text:span text:style-name="T5"> </text:span><text:span text:style-name="T6">AfricanElephant</text:span><text:span text:style-name="T5"> </text:span><text:span text:style-name="T4">extends</text:span><text:span text:style-name="T5"> </text:span><text:span text:style-name="T6">Elephant</text:span><text:span text:style-name="T5"> {}</text:span></text:p></draw:text-box></draw:frame></text:p>
      <text:p text:style-name="P27"><text:span text:style-name="T2">super()</text:span> siempre se Refiere al Padre Más Directo: Una clase puede tener múltiples antepasados a través de la herencia. En nuestro ejemplo anterior, <text:span text:style-name="T2">AfricanElephant</text:span> es una subclase de <text:span text:style-name="T2">Elephant</text:span>, que a su vez es una subclase de <text:span text:style-name="T2">Mammal</text:span>. Sin embargo, para los constructores, <text:span text:style-name="T2">super()</text:span> siempre se refiere al padre más directo. En este ejemplo, llamar a <text:span text:style-name="T2">super()</text:span> dentro de la clase <text:span text:style-name="T2">AfricanElephant</text:span> siempre se refiere a la clase <text:span text:style-name="T2">Elephant</text:span> y nunca a la clase <text:span text:style-name="T2">Mammal</text:span>.</text:p>
      <text:p text:style-name="P27"/>
      <text:p text:style-name="P27"><text:soft-page-break/>Concluimos esta sección agregando tres reglas de constructor a tu conjunto de habilidades:</text:p>
      <text:p text:style-name="P27"/>
      <text:p text:style-name="P27">La primera línea de cada constructor es una llamada a un constructor principal usando <text:span text:style-name="T2">super()</text:span> o un constructor sobrecargado usando <text:span text:style-name="T2">this()</text:span>.</text:p>
      <text:p text:style-name="P27"/>
      <text:p text:style-name="P27">Si el constructor no contiene una referencia <text:span text:style-name="T2">this()</text:span> o <text:span text:style-name="T2">super()</text:span>, entonces el compilador inserta automáticamente <text:span text:style-name="T2">super()</text:span> sin argumentos como la primera línea del constructor.</text:p>
      <text:p text:style-name="P27"/>
      <text:p text:style-name="P27">Si un constructor llama a <text:span text:style-name="T2">super()</text:span>, entonces debe ser la primera línea del constructor.</text:p>
      <text:p text:style-name="P27"/>
      <text:p text:style-name="P28">Inicializando Objetos</text:p>
      <text:p text:style-name="P27"/>
      <text:p text:style-name="P28">Inicializando Clases</text:p>
      <text:p text:style-name="P27">Primero, inicializamos la clase, lo que implica invocar a todos los miembros estáticos en la jerarquía de clases, comenzando con la superclase más alta y trabajando hacia abajo. Esto a veces se conoce como cargar la clase. La (JVM) controla cuándo se inicializa la clase, aunque puedes asumir que la clase se carga antes de que se use. La clase se puede inicializar cuando el programa se inicia por primera vez, cuando se hace referencia a un miembro estático de la clase, o poco antes de que se cree una instancia de la clase.</text:p>
      <text:p text:style-name="P27">Una de las reglas más importantes con la inicialización de clases es que ocurre como máximo una vez para cada clase. La clase también puede no cargarse nunca si no se utiliza en el programa. Resumimos el orden de inicialización para una clase de la siguiente manera:</text:p>
      <text:p text:style-name="P27"/>
      <text:p text:style-name="P29">Inicializar la Clase X</text:p>
      <text:list text:style-name="L1">
        <text:list-item>
          <text:p text:style-name="P30">Si existe una superclase Y de X, entonces inicializa la clase Y primero.</text:p>
        </text:list-item>
        <text:list-item>
          <text:p text:style-name="P30">Procesa todas las declaraciones de variables estáticas en el orden en que aparecen en la clase.</text:p>
        </text:list-item>
        <text:list-item>
          <text:p text:style-name="P30">Procesa todos los inicializadores estáticos en el orden en que aparecen en la clase.</text:p>
        </text:list-item>
      </text:list>
      <text:p text:style-name="P27"/>
      <text:p text:style-name="P27">Echando un vistazo a un ejemplo, ¿qué imprime el siguiente programa?</text:p>
      <text:p text:style-name="P27"><draw:frame text:anchor-type="paragraph" draw:z-index="42" draw:name="Marco de texto 39"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A"</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Hippo</text:span><text:span text:style-name="T5"> </text:span><text:span text:style-name="T4">extends</text:span><text:span text:style-name="T5"> </text:span><text:span text:style-name="T6">Animal</text:span><text:span text:style-name="T5"> {</text:span></text:p><text:p><text:span text:style-name="T3"><text:s/></text:span><text:span text:style-name="T3">6 <text:s/></text:span><text:span text:style-name="T5"><text:s text:c="2"/></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text:s/></text:span><text:span text:style-name="T3">7 <text:s/></text:span><text:span text:style-name="T5"><text:s text:c="4"/></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text:s/></text:span><text:span text:style-name="T3">8 <text:s/></text:span><text:span text:style-name="T5"><text:s text:c="4"/></text:span><text:span text:style-name="T4">new</text:span><text:span text:style-name="T5"> </text:span><text:span text:style-name="T6">Hippo</text:span><text:span text:style-name="T5">();</text:span></text:p><text:p><text:span text:style-name="T3"><text:s/></text:span><text:span text:style-name="T3">9 <text:s/></text:span><text:span text:style-name="T5"><text:s text:c="4"/></text:span><text:span text:style-name="T4">new</text:span><text:span text:style-name="T5"> </text:span><text:span text:style-name="T6">Hippo</text:span><text:span text:style-name="T5">();</text:span></text:p><text:p><text:span text:style-name="T3">10 <text:s/></text:span><text:span text:style-name="T5"><text:s text:c="3"/></text:span><text:span text:style-name="T4">new</text:span><text:span text:style-name="T5"> </text:span><text:span text:style-name="T6">Hippo</text:span><text:span text:style-name="T5">();</text:span></text:p><text:p><text:span text:style-name="T3">11 <text:s/></text:span><text:span text:style-name="T5"><text:s text:c="2"/>}</text:span></text:p><text:p><text:span text:style-name="T3">1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B"</text:span><text:span text:style-name="T5">); }</text:span></text:p><text:p><text:span text:style-name="T3">13 <text:s/></text:span><text:span text:style-name="T5">}</text:span></text:p></draw:text-box></draw:frame></text:p>
      <text:p text:style-name="P27">Imprime <text:span text:style-name="T19">ABC</text:span> exactamente una vez. Dado que el método <text:span text:style-name="T2">main()</text:span> está dentro de la clase <text:span text:style-name="T2">Hippo</text:span>, la clase se inicializará primero, comenzando con la superclase e imprimiendo AB. Luego, se ejecuta el método <text:span text:style-name="T2">main()</text:span>, imprimiendo C. Aunque el método <text:span text:style-name="T2">main()</text:span> crea tres instancias, la clase se carga solo una vez.</text:p>
      <text:p text:style-name="P27"/>
      <text:p text:style-name="P29">¿Por qué el programa Hippo imprimió C después de AB?</text:p>
      <text:p text:style-name="P27"/>
      <text:p text:style-name="P27">En el ejemplo anterior, la clase <text:span text:style-name="T2">Hippo</text:span> se inicializó antes de que se ejecutara el método <text:span text:style-name="T2">main()</text:span>. Esto sucedió porque nuestro método <text:span text:style-name="T2">main()</text:span> estaba dentro de la clase que se ejecutaba, por lo que tenía que cargarse al inicio. ¿Qué pasa si en su lugar llamaste a <text:span text:style-name="T2">Hippo</text:span> dentro de otro programa?</text:p>
      <text:p text:style-name="P27"><draw:frame text:anchor-type="paragraph" draw:z-index="43" draw:name="Marco de texto 4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HippoFriend</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4 <text:s/></text:span><text:span text:style-name="T5"><text:s text:c="8"/></text:span><text:span text:style-name="T4">new</text:span><text:span text:style-name="T5"> </text:span><text:span text:style-name="T6">Hippo</text:span><text:span text:style-name="T5">();</text:span></text:p><text:p><text:span text:style-name="T3">5 <text:s/></text:span><text:span text:style-name="T5"><text:s text:c="4"/>}</text:span></text:p><text:p><text:span text:style-name="T3">6 <text:s/></text:span><text:span text:style-name="T5">}</text:span></text:p></draw:text-box></draw:frame></text:p>
      <text:p text:style-name="P27">Asumiendo que la clase no se referencia en ningún otro lugar, este programa probablemente imprimirá <text:span text:style-name="T2">CAB</text:span>, y la clase <text:span text:style-name="T2">Hippo</text:span> no se cargará hasta que se necesite dentro del método <text:span text:style-name="T2">main()</text:span>. Decimos "probablemente" porque las reglas sobre cuándo se cargan las clases las determina la JVM en tiempo de ejecución. Para el examen, solo necesitas saber que una clase debe inicializarse antes de que se haga referencia a ella o se utilice. Además, la clase que contiene el punto de entrada del programa, también conocido como el método <text:span text:style-name="T2">main()</text:span>, se carga antes de que se ejecute el método <text:span text:style-name="T2">main()</text:span>.</text:p>
      <text:p text:style-name="P27"/>
      <text:p text:style-name="P28">Inicialización de campos final</text:p>
      <text:p text:style-name="P27"/>
      <text:p text:style-name="P27">Antes de adentrarnos en el orden de inicialización de los miembros de instancia, necesitamos hablar por un minuto sobre los campos final (variables de instancia). Cuando presentamos las variables de instancia y de clase en el Capítulo 1, te dijimos que se les asigna un valor predeterminado basado en su tipo si no se especifica ningún valor. Por ejemplo, un double se inicializa con 0.0, mientras que una referencia de objeto se inicializa como nula. Sin embargo, un valor predeterminado solo se aplica a un campo no final.</text:p>
      <text:p text:style-name="P27"/>
      <text:p text:style-name="P27">Como viste en el Capítulo 5, las variables estáticas finales deben tener un valor asignado explícitamente exactamente una vez. Los campos marcados como final siguen reglas similares. Se les puede asignar valores en la línea en la que se declaran o en un inicializador de instancia.</text:p>
      <text:p text:style-name="P23"><draw:frame text:anchor-type="paragraph" draw:z-index="44" draw:name="Marco de texto 41" draw:style-name="gr17"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n</text:span><text:span text:style-name="T5">;</text:span></text:p><text:p><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name</text:span><text:span text:style-name="T5"> </text:span><text:span text:style-name="T4">=</text:span><text:span text:style-name="T5"> </text:span><text:span text:style-name="T13">"La casa del ratón"</text:span><text:span text:style-name="T5">; </text:span><text:span text:style-name="T3">// Asignación de declaración</text:span></text:p><text:p><text:span text:style-name="T3">4 <text:s/></text:span><text:span text:style-name="T5"><text:s text:c="4"/>{</text:span></text:p><text:p><text:span text:style-name="T3">5 <text:s/></text:span><text:span text:style-name="T5"><text:s text:c="8"/></text:span><text:span text:style-name="T6">volumen</text:span><text:span text:style-name="T5"> </text:span><text:span text:style-name="T4">=</text:span><text:span text:style-name="T5"> </text:span><text:span text:style-name="T9">10</text:span><text:span text:style-name="T5">; </text:span><text:span text:style-name="T3">// Asignación del inicializador de instancia</text:span></text:p><text:p><text:span text:style-name="T3">6 <text:s/></text:span><text:span text:style-name="T5"><text:s text:c="4"/>}</text:span></text:p><text:p><text:span text:style-name="T3">7 <text:s/></text:span><text:span text:style-name="T5">}</text:span></text:p></draw:text-box></draw:frame><text:soft-page-break/></text:p>
      <text:p text:style-name="P23">Sin embargo, a diferencia de los miembros de clase estáticos, los campos de instancia final también se pueden establecer en un constructor. El constructor es parte del proceso de inicialización, por lo que se nos permite asignar variables de instancia final. Para el examen, necesitas saber una regla importante: para cuando el constructor se completa, a todas las variables de instancia final se les debe asignar un valor exactamente una vez.</text:p>
      <text:p text:style-name="P23"><draw:frame text:anchor-type="paragraph" draw:z-index="45" draw:name="Marco de texto 42" draw:style-name="gr17"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text:s/></text:span><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text:span><text:span text:style-name="T5">;</text:span></text:p><text:p><text:span text:style-name="T3"><text:s/></text:span><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name</text:span><text:span text:style-name="T5">;</text:span></text:p><text:p><text:span text:style-name="T3"><text:s/></text:span><text:span text:style-name="T3">5 <text:s/></text:span><text:span text:style-name="T5"><text:s text:c="4"/></text:span><text:span text:style-name="T4">public</text:span><text:span text:style-name="T5"> </text:span><text:span text:style-name="T8">MouseHouse</text:span><text:span text:style-name="T5">() {</text:span></text:p><text:p><text:span text:style-name="T3"><text:s/></text:span><text:span text:style-name="T3">6 <text:s/></text:span><text:span text:style-name="T5"><text:s text:c="8"/></text:span><text:span text:style-name="T4">this</text:span><text:span text:style-name="T5">.</text:span><text:span text:style-name="T6">name</text:span><text:span text:style-name="T5"> </text:span><text:span text:style-name="T4">=</text:span><text:span text:style-name="T5"> </text:span><text:span text:style-name="T13">"Empty House"</text:span><text:span text:style-name="T5">; </text:span><text:span text:style-name="T3">// Asignación del constructor</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p><text:p><text:span text:style-name="T3">10 <text:s/></text:span><text:span text:style-name="T5"><text:s text:c="8"/></text:span><text:span text:style-name="T6">volume</text:span><text:span text:style-name="T5"> </text:span><text:span text:style-name="T4">=</text:span><text:span text:style-name="T5"> </text:span><text:span text:style-name="T9">10</text:span><text:span text:style-name="T5">; </text:span><text:span text:style-name="T3">// Asignación del inicializador de instancia</text:span></text:p><text:p><text:span text:style-name="T3">11 <text:s/></text:span><text:span text:style-name="T5"><text:s text:c="4"/>}</text:span></text:p><text:p><text:span text:style-name="T3">12 <text:s/></text:span><text:span text:style-name="T5">}</text:span></text:p></draw:text-box></draw:frame></text:p>
      <text:p text:style-name="P23">A diferencia de las variables locales finales, a las que no se les exige un valor a menos que se utilicen realmente, a las variables de instancia final se les debe asignar un valor. Si no se les asigna un valor cuando se declaran o en un inicializador de instancia, entonces se les debe asignar un valor en la declaración del constructor. Si no lo haces, se producirá un error del compilador en la línea que declara el constructor.</text:p>
      <text:p text:style-name="P23"><draw:frame text:anchor-type="paragraph" draw:z-index="46" draw:name="Marco de texto 43" draw:style-name="gr17" draw:text-style-name="P9" svg:width="12.415cm" svg:height="4.87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text:s/></text:span><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text:span><text:span text:style-name="T5">;</text:span></text:p><text:p><text:span text:style-name="T3"><text:s/></text:span><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type</text:span><text:span text:style-name="T5">;</text:span></text:p><text:p><text:span text:style-name="T5"/></text:p><text:p><text:span text:style-name="T3"><text:s/></text:span><text:span text:style-name="T3">4 <text:s/></text:span><text:span text:style-name="T5"><text:s text:c="4"/>{ </text:span><text:span text:style-name="T4">this</text:span><text:span text:style-name="T5">.</text:span><text:span text:style-name="T6">volume</text:span><text:span text:style-name="T5"> </text:span><text:span text:style-name="T4">=</text:span><text:span text:style-name="T5"> </text:span><text:span text:style-name="T9">10</text:span><text:span text:style-name="T5">; }</text:span></text:p><text:p><text:span text:style-name="T3"><text:s/></text:span><text:span text:style-name="T3">5 <text:s/></text:span><text:span text:style-name="T5"><text:s text:c="4"/></text:span><text:span text:style-name="T4">public</text:span><text:span text:style-name="T5"> </text:span><text:span text:style-name="T8">MouseHouse</text:span><text:span text:style-name="T5">(</text:span><text:span text:style-name="T6">String</text:span><text:span text:style-name="T5"> </text:span><text:span text:style-name="T6">type</text:span><text:span text:style-name="T5">) {</text:span></text:p><text:p><text:span text:style-name="T3"><text:s/></text:span><text:span text:style-name="T3">6 <text:s/></text:span><text:span text:style-name="T5"><text:s text:c="8"/></text:span><text:span text:style-name="T4">this</text:span><text:span text:style-name="T5">.</text:span><text:span text:style-name="T6">type</text:span><text:span text:style-name="T5"> </text:span><text:span text:style-name="T4">=</text:span><text:span text:style-name="T5"> </text:span><text:span text:style-name="T6">type</text:span><text:span text:style-name="T5">;</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8">MouseHouse</text:span><text:span text:style-name="T5">() { </text:span><text:span text:style-name="T3">// NO COMPILA</text:span></text:p><text:p><text:span text:style-name="T3"><text:s/></text:span><text:span text:style-name="T3">9 <text:s/></text:span><text:span text:style-name="T5"><text:s text:c="8"/></text:span><text:span text:style-name="T4">this</text:span><text:span text:style-name="T5">.</text:span><text:span text:style-name="T6">volume</text:span><text:span text:style-name="T5"> </text:span><text:span text:style-name="T4">=</text:span><text:span text:style-name="T5"> </text:span><text:span text:style-name="T9">2</text:span><text:span text:style-name="T5">; </text:span><text:span text:style-name="T3">// NO COMPILA</text:span></text:p><text:p><text:span text:style-name="T3">10 <text:s/></text:span><text:span text:style-name="T5"><text:s text:c="4"/>}</text:span></text:p><text:p><text:span text:style-name="T3">11 <text:s/></text:span><text:span text:style-name="T5">}</text:span></text:p></draw:text-box></draw:frame></text:p>
      <text:p text:style-name="P23">En este ejemplo, el primer constructor que toma un argumento <text:span text:style-name="T2">String</text:span> compila. En términos de asignación de valores, cada constructor se revisa individualmente, por lo que el segundo constructor no compila. Primero, el constructor no establece un valor para la variable <text:span text:style-name="T2">type</text:span>. El compilador detecta que nunca se establece un valor para <text:span text:style-name="T2">type</text:span> e informa un error en la línea donde se declara el constructor. Segundo, el constructor establece un valor para la variable <text:span text:style-name="T2">volume</text:span>, aunque ya se le asignó un valor mediante el inicializador de instancia.</text:p>
      <text:p text:style-name="P23"/>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2-06T23:18:30.556000000</dc:date>
    <meta:editing-duration>PT17H17M29S</meta:editing-duration>
    <meta:editing-cycles>82</meta:editing-cycles>
    <meta:generator>LibreOffice/24.8.4.2$Windows_X86_64 LibreOffice_project/bb3cfa12c7b1bf994ecc5649a80400d06cd71002</meta:generator>
    <meta:document-statistic meta:table-count="0" meta:image-count="4" meta:object-count="0" meta:page-count="11" meta:paragraph-count="121" meta:word-count="4325" meta:character-count="26194" meta:non-whitespace-character-count="21980"/>
  </office:meta>
</office:document-meta>
</file>